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6000000269F60AFD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5"/>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marker-end="Arrow" draw:marker-end-width="0.3cm" draw:textarea-horizontal-align="center" draw:textarea-vertical-align="middle"/>
    </style:style>
    <style:style style:name="gr5"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 style:family="graphic">
      <style:graphic-properties draw:stroke="solid" svg:stroke-width="0.026cm" svg:stroke-color="#000000" draw:stroke-linejoin="miter" draw:fill="solid" draw:fill-color="#83ca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graphic-properties draw:stroke="dash" draw:stroke-dash="Dash_20_2" svg:stroke-width="0.15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color="#808080"/>
    </style:style>
    <style:style style:name="gr12" style:family="graphic">
      <style:graphic-properties draw:stroke="dash" draw:stroke-dash="Dash_20_3"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 style:family="graphic" style:parent-style-name="standard">
      <style:graphic-properties draw:textarea-horizontal-align="justify" draw:textarea-vertical-align="middle" draw:auto-grow-height="false"/>
    </style:style>
    <style:style style:name="gr14" style:family="graphic">
      <style:graphic-properties draw:stroke="dash" draw:stroke-dash="Dash_20_3"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ole-draw-aspect="1" style:protect="size"/>
    </style:style>
    <style:style style:name="gr18" style:family="graphic">
      <style:graphic-properties draw:stroke="none" draw:fill="none" draw:fill-color="#00cc99" draw:textarea-horizontal-align="justify" draw:textarea-vertical-align="top" draw:auto-grow-height="true" fo:min-height="1.433cm" fo:min-width="1.098cm" fo:padding-top="0.13cm" fo:padding-bottom="0.13cm" fo:padding-left="0.25cm" fo:padding-right="0.25cm" fo:wrap-option="no-wrap" draw:shadow="hidden" draw:shadow-color="#808080"/>
    </style:style>
    <style:style style:name="gr19" style:family="graphic" style:parent-style-name="standard">
      <style:graphic-properties draw:fill="none" draw:textarea-vertical-align="middle" draw:auto-grow-height="false" fo:min-height="0.749cm" fo:min-width="0.499cm"/>
    </style:style>
    <style:style style:name="gr20" style:family="graphic">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1" style:family="graphic">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graphic-properties draw:stroke="solid" svg:stroke-width="0.026cm" svg:stroke-color="#6699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 style:family="graphic">
      <style:graphic-properties draw:stroke="solid" svg:stroke-width="0.106cm" svg:stroke-color="#ff0000"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4" style:family="graphic">
      <style:graphic-properties draw:stroke="solid" draw:stroke-dash="Ultrafine_20_Dashed" svg:stroke-width="0.026cm" svg:stroke-color="#000000" draw:stroke-linejoin="miter" draw:fill="solid" draw:fill-color="#83caff" draw:textarea-horizontal-align="justify" draw:textarea-vertical-align="top" draw:auto-grow-height="false" fo:padding-top="0.13cm" fo:padding-bottom="0.13cm" fo:padding-left="0.25cm" fo:padding-right="0.25cm" fo:wrap-option="wrap" draw:shadow="hidden" draw:shadow-color="#808080"/>
    </style:style>
    <style:style style:name="gr25" style:family="graphic">
      <style:graphic-properties draw:stroke="solid" svg:stroke-width="0.026cm" svg:stroke-color="#000000" draw:stroke-linejoin="miter" draw:fill="solid" draw:fill-color="#83caff" draw:textarea-horizontal-align="justify" draw:textarea-vertical-align="top" draw:auto-grow-height="false" fo:padding-top="0.13cm" fo:padding-bottom="0.13cm" fo:padding-left="0.25cm" fo:padding-right="0.25cm" fo:wrap-option="wrap" draw:shadow="hidden" draw:shadow-color="#808080"/>
    </style:style>
    <style:style style:name="gr26" style:family="graphic">
      <style:graphic-properties draw:stroke="solid" svg:stroke-width="0.026cm" svg:stroke-color="#ff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7" style:family="graphic" style:parent-style-name="standard">
      <style:graphic-properties svg:stroke-color="#ff0000" draw:fill="none" draw:textarea-horizontal-align="justify" draw:textarea-vertical-align="middle" draw:auto-grow-height="false"/>
    </style:style>
    <style:style style:name="gr28" style:family="graphic">
      <style:graphic-properties draw:stroke="solid" svg:stroke-width="0.026cm" svg:stroke-color="#000000" draw:stroke-linejoin="miter" draw:fill="solid" draw:fill-color="#83caff" draw:textarea-horizontal-align="justify" draw:textarea-vertical-align="top" draw:auto-grow-height="false"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00cc99" draw:textarea-horizontal-align="justify" draw:textarea-vertical-align="top" draw:auto-grow-height="true" fo:min-height="1.863cm" fo:min-width="9.849cm" fo:padding-top="0.13cm" fo:padding-bottom="0.13cm" fo:padding-left="0.25cm" fo:padding-right="0.25cm" fo:wrap-option="no-wrap" draw:shadow="hidden" draw:shadow-color="#808080"/>
    </style:style>
    <style:style style:name="gr30" style:family="graphic" style:parent-style-name="standard">
      <style:graphic-properties draw:stroke="none" draw:fill="none" draw:fill-color="#ffffff" draw:textarea-horizontal-align="justify" draw:textarea-vertical-align="top" draw:auto-grow-height="true" fo:min-height="12.193cm" fo:padding-top="0.13cm" fo:padding-bottom="0.13cm" fo:padding-left="0.25cm" fo:padding-right="0.25cm" fo:wrap-option="wrap" draw:shadow="hidden" draw:shadow-color="#808080"/>
    </style:style>
    <style:style style:name="gr31"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graphic-properties draw:stroke="dash" draw:stroke-dash="Dash_20_4"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 style:family="graphic">
      <style:graphic-properties draw:stroke="solid" svg:stroke-width="0.076cm" svg:stroke-color="#000000" draw:marker-start-width="0.275cm" draw:marker-end-width="0.275cm" draw:stroke-linejoin="miter" draw:fill="none" draw:fill-color="#00cc99" draw:textarea-horizontal-align="justify" draw:textarea-vertical-align="top" draw:auto-grow-height="true" fo:min-height="2.313cm" fo:min-width="19.422cm" fo:padding-top="0.155cm" fo:padding-bottom="0.155cm" fo:padding-left="0.275cm" fo:padding-right="0.275cm" fo:wrap-option="no-wrap" draw:shadow="hidden" draw:shadow-color="#808080"/>
    </style:style>
    <style:style style:name="gr37"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list-style-name="L3">
      <style:graphic-properties draw:stroke="solid" draw:stroke-dash="Dash_20_5" svg:stroke-width="0.076cm" svg:stroke-color="#000000" draw:marker-start="" draw:marker-start-width="0.275cm" draw:marker-start-center="false" draw:marker-end="" draw:marker-end-width="0.275cm" draw:marker-end-center="false" svg:stroke-opacity="100%" draw:stroke-linejoin="miter" draw:fill="none" draw:fill-color="#00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55cm" fo:padding-bottom="0.155cm" fo:padding-left="0.275cm" fo:padding-right="0.275cm" fo:wrap-option="no-wrap" draw:shadow="hidden" draw:shadow-offset-x="0cm" draw:shadow-offset-y="0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graphic-properties draw:stroke="solid" svg:stroke-width="0.026cm" svg:stroke-color="#000000" draw:stroke-linejoin="miter" draw:fill="solid" draw:fill-color="#99ccff" draw:textarea-horizontal-align="justify" draw:textarea-vertical-align="top" draw:auto-grow-height="fals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281cm" fo:min-width="0cm" fo:padding-top="0.13cm" fo:padding-bottom="0.13cm" fo:padding-left="0.25cm" fo:padding-right="0.25cm" fo:wrap-option="wrap" draw:shadow="hidden"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5" style:family="presentation" style:parent-style-name="Default-outline1">
      <style:graphic-properties fo:min-height="12.32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text-align="center"/>
    </style:style>
    <style:style style:name="P5" style:family="paragraph">
      <style:paragraph-properties fo:text-align="center" style:writing-mode="lr-tb"/>
      <style:text-properties fo:font-size="24pt"/>
    </style:style>
    <style:style style:name="P6" style:family="paragraph">
      <style:paragraph-properties fo:margin-left="0cm" fo:margin-right="0cm" fo:text-align="center" fo:text-indent="0cm"/>
    </style:style>
    <style:style style:name="P7" style:family="paragraph">
      <style:paragraph-properties style:writing-mode="lr-tb" style:font-independent-line-spacing="true"/>
      <style:text-properties fo:font-size="54pt" style:font-size-asian="54pt" style:font-size-complex="54pt"/>
    </style:style>
    <style:style style:name="P8" style:family="paragraph">
      <style:paragraph-properties fo:margin-left="0cm" fo:margin-right="0cm" fo:line-height="100%" fo:text-indent="0cm"/>
    </style:style>
    <style:style style:name="P9" style:family="paragraph">
      <style:paragraph-properties fo:margin-left="0cm" fo:margin-right="0cm" fo:text-indent="0cm" style:writing-mode="lr-tb" style:font-independent-line-spacing="true"/>
    </style:style>
    <style:style style:name="P10" style:family="paragraph">
      <style:paragraph-properties fo:margin-left="1.27cm" fo:margin-right="0cm" fo:text-indent="-1.27cm"/>
    </style:style>
    <style:style style:name="P11" style:family="paragraph">
      <style:paragraph-properties fo:margin-left="0cm" fo:margin-right="0cm" fo:text-align="center" fo:text-indent="0cm" style:writing-mode="lr-tb" style:font-independent-line-spacing="true"/>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1.27cm" fo:margin-right="0cm" fo:text-indent="-1.27cm" style:writing-mode="lr-tb" style:font-independent-line-spacing="true"/>
    </style:style>
    <style:style style:name="P15" style:family="paragraph">
      <style:text-properties fo:font-size="12pt"/>
    </style:style>
    <style:style style:name="P16" style:family="paragraph">
      <style:paragraph-properties fo:margin-left="1.27cm" fo:margin-right="0cm" fo:margin-top="0.529cm" fo:margin-bottom="0cm" fo:text-indent="-1.27cm"/>
    </style:style>
    <style:style style:name="P17" style:family="paragraph">
      <style:paragraph-properties fo:margin-left="0cm" fo:margin-right="0cm" fo:margin-top="0.529cm" fo:margin-bottom="0cm" fo:text-indent="0cm"/>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true">
        <style:tab-stops/>
      </style:paragraph-properties>
      <style:text-properties style:use-window-font-color="true"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text-align="center" fo:text-indent="0cm" style:writing-mode="lr-tb"/>
    </style:style>
    <style:style style:name="P21" style:family="paragraph">
      <style:paragraph-properties fo:margin-left="0cm" fo:margin-right="0cm" fo:text-align="justify" fo:text-indent="0cm"/>
    </style:style>
    <style:style style:name="T1" style:family="text">
      <style:text-properties fo:color="#000000" fo:language="it" fo:country="IT"/>
    </style:style>
    <style:style style:name="T2" style:family="text">
      <style:text-properties fo:color="#000000" fo:font-size="28pt" fo:language="it" fo:country="IT" style:font-size-asian="28pt" style:font-size-complex="28pt"/>
    </style:style>
    <style:style style:name="T3" style:family="text">
      <style:text-properties fo:language="it" fo:country="IT"/>
    </style:style>
    <style:style style:name="T4" style:family="text">
      <style:text-properties fo:font-family="Symbol" style:font-family-generic="roman" style:font-pitch="variable" style:font-charset="x-symbol" fo:language="it" fo:country="IT"/>
    </style:style>
    <style:style style:name="T5" style:family="text">
      <style:text-properties fo:font-family="'Arial Black'" style:font-family-generic="swiss" style:font-pitch="variable" fo:language="it" fo:country="IT"/>
    </style:style>
    <style:style style:name="T6" style:family="text">
      <style:text-properties fo:language="it" fo:country="IT" fo:font-weight="bold" style:font-weight-asian="bold" style:font-weight-complex="bold"/>
    </style:style>
    <style:style style:name="T7" style:family="text">
      <style:text-properties fo:font-size="54pt" style:font-size-asian="54pt" style:font-size-complex="54pt"/>
    </style:style>
    <style:style style:name="T8" style:family="text">
      <style:text-properties fo:color="#3333cc" fo:font-family="Symbol" style:font-family-generic="roman" style:font-pitch="variable" style:font-charset="x-symbol" fo:font-size="32pt" style:font-size-asian="32pt" style:font-size-complex="32pt"/>
    </style:style>
    <style:style style:name="T9" style:family="text">
      <style:text-properties fo:color="#3333cc" fo:font-size="32pt" style:font-size-asian="32pt" style:font-size-complex="32pt"/>
    </style:style>
    <style:style style:name="T10" style:family="text">
      <style:text-properties fo:color="#3333cc" fo:font-weight="bold" style:font-weight-asian="bold" style:font-weight-complex="bold"/>
    </style:style>
    <style:style style:name="T11" style:family="text">
      <style:text-properties fo:color="#3333cc" fo:font-family="Symbol" style:font-family-generic="roman" style:font-pitch="variable" style:font-charset="x-symbol" fo:font-size="54pt" style:font-size-asian="54pt" style:font-size-complex="54pt"/>
    </style:style>
    <style:style style:name="T12" style:family="text">
      <style:text-properties fo:color="#3333cc" fo:font-size="54pt" style:font-size-asian="54pt" style:font-size-complex="54pt"/>
    </style:style>
    <style:style style:name="T13" style:family="text">
      <style:text-properties fo:font-family="Symbol" style:font-family-generic="roman" style:font-pitch="variable" style:font-charset="x-symbol" fo:font-size="32pt" style:font-size-asian="32pt" style:font-size-complex="32pt"/>
    </style:style>
    <style:style style:name="T14" style:family="text">
      <style:text-properties fo:font-size="32pt" style:font-size-asian="32pt" style:font-size-complex="32pt"/>
    </style:style>
    <style:style style:name="T15" style:family="text">
      <style:text-properties style:text-position="30% 58%" fo:language="it" fo:country="IT" fo:font-style="italic" style:font-style-asian="italic" style:font-style-complex="italic"/>
    </style:style>
    <style:style style:name="T16" style:family="text">
      <style:text-properties fo:language="it" fo:country="IT" fo:font-style="italic" style:font-style-asian="italic" style:font-style-complex="italic"/>
    </style:style>
    <style:style style:name="T17" style:family="text">
      <style:text-properties fo:color="#3333cc" fo:language="it" fo:country="IT" fo:font-weight="bold" style:font-weight-asian="bold" style:font-weight-complex="bold"/>
    </style:style>
    <style:style style:name="T18" style:family="text">
      <style:text-properties style:text-position="-25% 58%" fo:language="it" fo:country="IT"/>
    </style:style>
    <style:style style:name="T19" style:family="text">
      <style:text-properties style:text-position="30% 58%" fo:language="it" fo:country="IT"/>
    </style:style>
    <style:style style:name="T20" style:family="text">
      <style:text-properties style:text-position="-25% 58%" fo:language="it" fo:country="IT" fo:font-style="italic" style:font-style-asian="italic" style:font-style-complex="italic"/>
    </style:style>
    <style:style style:name="T21" style:family="text">
      <style:text-properties fo:language="it" fo:country="IT" style:font-family-asian="'Times New Roman'" style:font-family-generic-asian="roman" style:font-pitch-asian="variable" style:font-family-complex="'Times New Roman'" style:font-family-generic-complex="roman" style:font-pitch-complex="variable"/>
    </style:style>
    <style:style style:name="T22" style:family="text">
      <style:text-properties fo:language="it" fo:country="IT"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23" style:family="text">
      <style:text-properties fo:font-weight="bold" style:font-weight-asian="bold" style:font-weight-complex="bold"/>
    </style:style>
    <style:style style:name="T24" style:family="text">
      <style:text-properties fo:color="#000000" fo:font-size="44pt" style:font-size-asian="44pt" style:font-size-complex="44pt"/>
    </style:style>
    <style:style style:name="T25" style:family="text">
      <style:text-properties fo:font-style="italic" style:font-style-asian="italic" style:font-style-complex="italic"/>
    </style:style>
    <style:style style:name="T26" style:family="text">
      <style:text-properties fo:language="it" fo:country="IT" fo:font-style="italic" style:text-underline-style="solid" style:text-underline-width="auto" style:text-underline-color="font-color" style:font-style-asian="italic" style:font-style-complex="italic"/>
    </style:style>
    <style:style style:name="T27" style:family="text">
      <style:text-properties fo:color="#3333cc" fo:language="it" fo:country="IT" fo:font-style="italic" fo:font-weight="bold" style:font-style-asian="italic" style:font-weight-asian="bold" style:font-style-complex="italic" style:font-weight-complex="bold"/>
    </style:style>
    <style:style style:name="T28" style:family="text">
      <style:text-properties style:text-position="-25% 58%"/>
    </style:style>
    <style:style style:name="T29" style:family="text">
      <style:text-properties style:text-underline-style="solid" style:text-underline-width="auto" style:text-underline-color="font-color"/>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style:text-position="-25% 58%" style:text-underline-style="solid" style:text-underline-width="auto" style:text-underline-color="font-color"/>
    </style:style>
    <style:style style:name="T32" style:family="text">
      <style:text-properties fo:color="#ff0000"/>
    </style:style>
    <style:style style:name="T33" style:family="text">
      <style:text-properties fo:color="#669900" fo:language="it" fo:country="IT"/>
    </style:style>
    <style:style style:name="T34" style:family="text">
      <style:text-properties fo:color="#669900" fo:language="it" fo:country="IT" style:text-underline-style="solid" style:text-underline-width="auto" style:text-underline-color="font-color"/>
    </style:style>
    <style:style style:name="T35" style:family="text">
      <style:text-properties fo:color="#669900" style:text-position="-25% 58%" fo:language="it" fo:country="IT"/>
    </style:style>
    <style:style style:name="T36" style:family="text">
      <style:text-properties fo:color="#ff0000" fo:language="it" fo:country="IT" style:text-underline-style="solid" style:text-underline-width="auto" style:text-underline-color="font-color"/>
    </style:style>
    <style:style style:name="T37" style:family="text">
      <style:text-properties fo:color="#ff0000" fo:language="it" fo:country="IT"/>
    </style:style>
    <style:style style:name="T38" style:family="text">
      <style:text-properties fo:color="#ff0000" style:text-underline-style="solid" style:text-underline-width="auto" style:text-underline-color="font-color"/>
    </style:style>
    <style:style style:name="T39" style:family="text">
      <style:text-properties fo:font-family="Symbol" style:font-family-generic="roman" style:font-pitch="variable" style:font-charset="x-symbol"/>
    </style:style>
    <style:style style:name="T40" style:family="text">
      <style:text-properties fo:font-size="20pt" fo:language="it" fo:country="IT" fo:font-weight="bold" style:font-size-asian="20pt" style:font-weight-asian="bold" style:font-size-complex="20pt" style:font-weight-complex="bold"/>
    </style:style>
    <style:style style:name="T41" style:family="text">
      <style:text-properties fo:font-size="20pt" fo:language="it" fo:country="IT" style:font-size-asian="20pt" style:font-size-complex="20pt"/>
    </style:style>
    <style:style style:name="T42" style:family="text">
      <style:text-properties style:text-position="30% 58%" fo:font-family="Symbol" style:font-family-generic="roman" style:font-pitch="variable" style:font-charset="x-symbol" fo:font-size="20pt" fo:language="it" fo:country="IT" style:font-size-asian="20pt" style:font-size-complex="20pt"/>
    </style:style>
    <style:style style:name="T43" style:family="text">
      <style:text-properties style:text-position="30% 58%" fo:font-size="20pt" fo:language="it" fo:country="IT" style:font-size-asian="20pt" style:font-size-complex="20pt"/>
    </style:style>
    <style:style style:name="T44" style:family="text">
      <style:text-properties fo:font-size="20pt" fo:language="it" fo:country="IT" style:text-underline-style="solid" style:text-underline-width="auto" style:text-underline-color="font-color" style:font-size-asian="20pt" style:font-size-complex="20pt"/>
    </style:style>
    <style:style style:name="T45" style:family="text">
      <style:text-properties fo:font-size="20pt" fo:language="it" fo:country="IT"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6" style:family="text">
      <style:text-properties fo:font-family="Symbol" style:font-family-generic="roman" style:font-pitch="variable" style:font-charset="x-symbol" fo:font-size="20pt" fo:language="it" fo:country="IT" style:font-size-asian="20pt" style:font-size-complex="20pt"/>
    </style:style>
    <style:style style:name="T47" style:family="text">
      <style:text-properties fo:font-size="66pt" style:font-size-asian="66pt" style:font-size-complex="66pt"/>
    </style:style>
    <style:style style:name="T48" style:family="text">
      <style:text-properties fo:color="#ff0000" fo:font-style="italic" style:font-style-asian="italic" style:font-style-complex="italic"/>
    </style:style>
    <style:style style:name="T49" style:family="text">
      <style:text-properties fo:color="#0000ff" fo:language="it" fo:country="IT"/>
    </style:style>
    <style:style style:name="T50" style:family="text">
      <style:text-properties fo:font-size="20pt" style:font-size-asian="20pt" style:font-size-complex="20pt"/>
    </style:style>
    <style:style style:name="T51" style:family="text">
      <style:text-properties fo:font-size="20pt" fo:font-style="italic" style:font-size-asian="20pt" style:font-style-asian="italic" style:font-size-complex="20pt" style:font-style-complex="italic"/>
    </style:style>
    <style:style style:name="T52" style:family="text">
      <style:text-properties style:text-position="-25% 58%" fo:font-style="italic" style:font-style-asian="italic"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6.355cm" svg:x="1.905cm" svg:y="6.242cm" presentation:class="title" presentation:user-transformed="true">
          <draw:text-box>
            <text:p text:style-name="P1"><text:span text:style-name="T1">Linear Algebra Methods </text:span><text:span text:style-name="T1"><text:line-break/></text:span><text:span text:style-name="T1">in Combinatorics </text:span><text:span text:style-name="T1"><text:line-break/></text:span><text:span text:style-name="T2">with applications to Geometry </text:span><text:span text:style-name="T2"><text:line-break/></text:span><text:span text:style-name="T2">and Computer Science</text:span></text:p>
          </draw:text-box>
        </draw:frame>
        <draw:frame presentation:style-name="pr2" draw:text-style-name="P2" draw:layer="layout" svg:width="17.78cm" svg:height="2.541cm" svg:x="3.598cm" svg:y="13.758cm" presentation:class="subtitle" presentation:user-transformed="true">
          <draw:text-box>
            <text:p text:style-name="P3">Lezione III</text:p>
          </draw:text-box>
        </draw:frame>
        <draw:custom-shape draw:style-name="gr1" draw:text-style-name="P2" draw:layer="layout" svg:width="11.496cm" svg:height="1.446cm" svg:x="6.987cm" svg:y="4.022cm">
          <text:p text:style-name="P1"><text:span text:style-name="T2">dal libro di Babai &amp; Frankl:</text:span></text:p>
          <draw:enhanced-geometry svg:viewBox="0 0 21600 21600" draw:type="rectangle" draw:enhanced-path="M 0 0 L 21600 0 21600 21600 0 21600 0 0 Z N"/>
        </draw:custom-shape>
        <draw:frame draw:name="openoffice" draw:style-name="gr2" draw:text-style-name="P4" draw:layer="layout" svg:width="4.445cm" svg:height="1.639cm" svg:x="19.686cm" svg:y="16.142cm">
          <draw:image xlink:href="Pictures/1000020000000076000000269F60AFD4.gif" xlink:type="simple" xlink:show="embed" xlink:actuate="onLoad">
            <text:p/>
          </draw:image>
          <svg:title>OpenOffice</svg:title>
          <svg:desc>www.openoffice.org</svg:desc>
        </draw:fram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Criteri per l’indipendenza lineare</text:p>
          </draw:text-box>
        </draw:frame>
        <draw:g draw:id="id1">
          <draw:custom-shape draw:style-name="gr1" draw:text-style-name="P2" draw:layer="layout" svg:width="3.973cm" svg:height="1.277cm" svg:x="2.337cm" svg:y="5.715cm">
            <text:p text:style-name="P1">C1,…,Cm</text:p>
            <draw:enhanced-geometry svg:viewBox="0 0 21600 21600" draw:type="rectangle" draw:enhanced-path="M 0 0 L 21600 0 21600 21600 0 21600 0 0 Z N"/>
          </draw:custom-shape>
          <draw:custom-shape draw:style-name="gr1" draw:text-style-name="P2" draw:layer="layout" svg:width="3.885cm" svg:height="1.277cm" svg:x="2.392cm" svg:y="11.218cm">
            <text:p text:style-name="P1"><text:span text:style-name="T3">fi: </text:span><text:span text:style-name="T4"></text:span><text:span text:style-name="T3"> </text:span><text:span text:style-name="T4"></text:span><text:span text:style-name="T5"> F</text:span></text:p>
            <draw:enhanced-geometry svg:viewBox="0 0 21600 21600" draw:type="rectangle" draw:enhanced-path="M 0 0 L 21600 0 21600 21600 0 21600 0 0 Z N"/>
          </draw:custom-shape>
          <draw:custom-shape draw:style-name="gr1" draw:text-style-name="P2" draw:layer="layout" svg:width="1.205cm" svg:height="1.277cm" svg:x="1.699cm" svg:y="6.985cm">
            <text:p text:style-name="P1">f1</text:p>
            <draw:enhanced-geometry svg:viewBox="0 0 21600 21600" draw:type="rectangle" draw:enhanced-path="M 0 0 L 21600 0 21600 21600 0 21600 0 0 Z N"/>
          </draw:custom-shape>
          <draw:custom-shape draw:style-name="gr1" draw:text-style-name="P2" draw:layer="layout" svg:width="1.433cm" svg:height="1.277cm" svg:x="5.3cm" svg:y="6.985cm">
            <text:p text:style-name="P1"><text:span text:style-name="T3">fm</text:span></text:p>
            <draw:enhanced-geometry svg:viewBox="0 0 21600 21600" draw:type="rectangle" draw:enhanced-path="M 0 0 L 21600 0 21600 21600 0 21600 0 0 Z N"/>
          </draw:custom-shape>
          <draw:custom-shape draw:style-name="gr1" draw:text-style-name="P2" draw:layer="layout" svg:width="4.024cm" svg:height="1.277cm" svg:x="2.121cm" svg:y="8.466cm">
            <text:p text:style-name="P1"><text:span text:style-name="T3">e1, …, em</text:span></text:p>
            <draw:enhanced-geometry svg:viewBox="0 0 21600 21600" draw:type="rectangle" draw:enhanced-path="M 0 0 L 21600 0 21600 21600 0 21600 0 0 Z N"/>
          </draw:custom-shape>
          <draw:line draw:style-name="gr4" draw:layer="layout" svg:x1="2.917cm" svg:y1="6.791cm" svg:x2="2.917cm" svg:y2="8.696cm">
            <text:p/>
          </draw:line>
          <draw:line draw:style-name="gr4" draw:layer="layout" svg:x1="5.466cm" svg:y1="6.792cm" svg:x2="5.466cm" svg:y2="8.697cm">
            <text:p/>
          </draw:line>
        </draw:g>
        <draw:g draw:id="id3">
          <draw:line draw:style-name="gr5" draw:text-style-name="P5" draw:layer="layout" svg:x1="18.202cm" svg:y1="8.564cm" svg:x2="14.181cm" svg:y2="8.564cm">
            <text:p/>
          </draw:line>
          <draw:custom-shape draw:style-name="gr1" draw:text-style-name="P2" draw:layer="layout" svg:width="2.386cm" svg:height="1.277cm" svg:x="18.373cm" svg:y="7.832cm">
            <text:p text:style-name="P1"><text:span text:style-name="T3">fi(Cj)</text:span></text:p>
            <draw:enhanced-geometry svg:viewBox="0 0 21600 21600" draw:type="mso-spt202" draw:enhanced-path="M 0 0 L 21600 0 21600 21600 0 21600 0 0 Z N"/>
          </draw:custom-shape>
        </draw:g>
        <draw:g draw:id="id4">
          <draw:custom-shape draw:style-name="gr6" draw:text-style-name="P2" draw:layer="layout" svg:width="3.175cm" svg:height="1.058cm" svg:x="15.663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5.07cm" svg:height="3.309cm" svg:x="18.417cm" svg:y="8.043cm">
            <text:p text:style-name="P6"><text:span text:style-name="T3">f1,…,fm</text:span></text:p>
            <text:p text:style-name="P6"><text:span text:style-name="T6">linearmente </text:span></text:p>
            <text:p text:style-name="P6"><text:span text:style-name="T6">indipendenti</text:span></text:p>
            <draw:enhanced-geometry svg:viewBox="0 0 21600 21600" draw:type="rectangle" draw:enhanced-path="M 0 0 L 21600 0 21600 21600 0 21600 0 0 Z N"/>
          </draw:custom-shape>
        </draw:g>
        <draw:g draw:id="id2">
          <draw:g>
            <draw:custom-shape draw:style-name="gr7" draw:text-style-name="P2" draw:layer="layout" svg:width="5.715cm" svg:height="5.503cm" svg:x="9.525cm" svg:y="6.041cm">
              <text:p/>
              <draw:enhanced-geometry svg:viewBox="0 0 21600 21600" draw:type="rectangle" draw:enhanced-path="M 0 0 L 21600 0 21600 21600 0 21600 0 0 Z N"/>
            </draw:custom-shape>
            <draw:custom-shape draw:style-name="gr1" draw:text-style-name="P7" draw:layer="layout" svg:width="1.455cm" svg:height="2.547cm" svg:x="13.656cm" svg:y="5.715cm">
              <text:p text:style-name="P1"><text:span text:style-name="T7">0</text:span></text:p>
              <draw:enhanced-geometry svg:viewBox="0 0 21600 21600" draw:type="mso-spt202" draw:enhanced-path="M 0 0 L 21600 0 21600 21600 0 21600 0 0 Z N"/>
            </draw:custom-shape>
            <draw:custom-shape draw:style-name="gr1" draw:text-style-name="P7" draw:layer="layout" svg:width="1.455cm" svg:height="2.547cm" svg:x="9.634cm" svg:y="8.678cm">
              <text:p text:style-name="P1"><text:span text:style-name="T7">0</text:span></text:p>
              <draw:enhanced-geometry svg:viewBox="0 0 21600 21600" draw:type="mso-spt202" draw:enhanced-path="M 0 0 L 21600 0 21600 21600 0 21600 0 0 Z N"/>
            </draw:custom-shape>
            <draw:line draw:style-name="gr8" draw:text-style-name="P5" draw:layer="layout" svg:x1="9.525cm" svg:y1="6.888cm" svg:x2="14.393cm" svg:y2="11.544cm">
              <text:p/>
            </draw:line>
            <draw:line draw:style-name="gr8" draw:text-style-name="P5" draw:layer="layout" svg:x1="10.583cm" svg:y1="6.041cm" svg:x2="15.24cm" svg:y2="10.486cm">
              <text:p/>
            </draw:line>
            <draw:custom-shape draw:style-name="gr1" draw:text-style-name="P2" draw:layer="layout" svg:width="1.966cm" svg:height="1.615cm" svg:x="9.602cm" svg:y="6.041cm">
              <text:p text:style-name="P8"><text:span text:style-name="T8"></text:span><text:span text:style-name="T9">0</text:span></text:p>
              <draw:enhanced-geometry svg:viewBox="0 0 21600 21600" draw:type="rectangle" draw:enhanced-path="M 0 0 L 21600 0 21600 21600 0 21600 0 0 Z N"/>
            </draw:custom-shape>
            <draw:custom-shape draw:style-name="gr1" draw:text-style-name="P2" draw:layer="layout" svg:width="1.966cm" svg:height="1.615cm" svg:x="13.201cm" svg:y="9.428cm">
              <text:p text:style-name="P8"><text:span text:style-name="T8"></text:span><text:span text:style-name="T9">0</text:span></text:p>
              <draw:enhanced-geometry svg:viewBox="0 0 21600 21600" draw:type="rectangle" draw:enhanced-path="M 0 0 L 21600 0 21600 21600 0 21600 0 0 Z N"/>
            </draw:custom-shape>
            <draw:line draw:style-name="gr9" draw:text-style-name="P5" draw:layer="layout" svg:x1="11.218cm" svg:y1="7.523cm" svg:x2="13.546cm" svg:y2="9.851cm">
              <text:p/>
            </draw:line>
          </draw:g>
          <draw:custom-shape draw:style-name="gr1" draw:text-style-name="P2" draw:layer="layout" svg:width="8.842cm" svg:height="1.277cm" svg:x="7.611cm" svg:y="12.276cm">
            <text:p text:style-name="P1"><text:span text:style-name="T10">criterio della diagonale</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anim:par smil:begin="next">
              <anim:par smil:begin="0s">
                <anim:par smil:begin="0s" smil:fill="hold" presentation:node-type="on-click" presentation:preset-class="entrance" presentation:preset-id="ooo-entrance-fade-in">
                  <anim:set smil:begin="0s" smil:dur="0.0005s" smil:fill="hold" smil:targetElement="id2" smil:attributeName="visibility" smil:to="visible"/>
                  <anim:transitionFilter smil:dur="1s" smil:targetElement="id2" smil:type="fade" smil:subtype="crossfade"/>
                </anim:par>
              </anim:par>
              <anim:par smil:begin="1s">
                <anim:par anim:id="id5" smil:begin="0s" smil:fill="hold" presentation:preset-property="Direction" presentation:node-type="after-previous" presentation:preset-class="entrance" presentation:preset-id="ooo-entrance-wipe" presentation:preset-sub-type="from-right">
                  <anim:set smil:begin="0s" smil:dur="0.001s" smil:fill="hold" smil:targetElement="id3" smil:attributeName="visibility" smil:to="visible"/>
                  <anim:transitionFilter smil:dur="0.5s" smil:targetElement="id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set smil:begin="0s" smil:dur="0.001s" smil:fill="hold" presentation:master-element="id5" smil:targetElement="id3" smil:attributeName="visibility" smil:to="hidden"/>
              </anim:par>
            </anim:par>
          </anim:seq>
        </anim:par>
        <presentation:notes draw:style-name="dp2">
          <draw:page-thumbnail draw:style-name="gr3"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Criteri per l’indipendenza lineare</text:p>
          </draw:text-box>
        </draw:frame>
        <draw:g>
          <draw:custom-shape draw:style-name="gr1" draw:text-style-name="P2" draw:layer="layout" svg:width="3.973cm" svg:height="1.277cm" svg:x="2.337cm" svg:y="5.715cm">
            <text:p text:style-name="P1">C1,…,Cm</text:p>
            <draw:enhanced-geometry svg:viewBox="0 0 21600 21600" draw:type="rectangle" draw:enhanced-path="M 0 0 L 21600 0 21600 21600 0 21600 0 0 Z N"/>
          </draw:custom-shape>
          <draw:line draw:style-name="gr5" draw:text-style-name="P5" draw:layer="layout" svg:x1="2.963cm" svg:y1="6.985cm" svg:x2="2.963cm" svg:y2="8.678cm">
            <text:p/>
          </draw:line>
          <draw:line draw:style-name="gr5" draw:text-style-name="P5" draw:layer="layout" svg:x1="5.291cm" svg:y1="6.985cm" svg:x2="5.291cm" svg:y2="8.466cm">
            <text:p/>
          </draw:line>
          <draw:custom-shape draw:style-name="gr1" draw:text-style-name="P2" draw:layer="layout" svg:width="3.885cm" svg:height="1.277cm" svg:x="2.392cm" svg:y="11.218cm">
            <text:p text:style-name="P1"><text:span text:style-name="T3">fi: </text:span><text:span text:style-name="T4"></text:span><text:span text:style-name="T3"> </text:span><text:span text:style-name="T4"></text:span><text:span text:style-name="T5"> F</text:span></text:p>
            <draw:enhanced-geometry svg:viewBox="0 0 21600 21600" draw:type="rectangle" draw:enhanced-path="M 0 0 L 21600 0 21600 21600 0 21600 0 0 Z N"/>
          </draw:custom-shape>
          <draw:custom-shape draw:style-name="gr1" draw:text-style-name="P2" draw:layer="layout" svg:width="1.205cm" svg:height="1.277cm" svg:x="1.699cm" svg:y="6.985cm">
            <text:p text:style-name="P1">f1</text:p>
            <draw:enhanced-geometry svg:viewBox="0 0 21600 21600" draw:type="rectangle" draw:enhanced-path="M 0 0 L 21600 0 21600 21600 0 21600 0 0 Z N"/>
          </draw:custom-shape>
          <draw:custom-shape draw:style-name="gr1" draw:text-style-name="P2" draw:layer="layout" svg:width="1.433cm" svg:height="1.277cm" svg:x="5.3cm" svg:y="6.985cm">
            <text:p text:style-name="P1"><text:span text:style-name="T3">fm</text:span></text:p>
            <draw:enhanced-geometry svg:viewBox="0 0 21600 21600" draw:type="rectangle" draw:enhanced-path="M 0 0 L 21600 0 21600 21600 0 21600 0 0 Z N"/>
          </draw:custom-shape>
          <draw:custom-shape draw:style-name="gr1" draw:text-style-name="P2" draw:layer="layout" svg:width="4.024cm" svg:height="1.277cm" svg:x="2.121cm" svg:y="8.466cm">
            <text:p text:style-name="P1"><text:span text:style-name="T3">e1, …, em</text:span></text:p>
            <draw:enhanced-geometry svg:viewBox="0 0 21600 21600" draw:type="rectangle" draw:enhanced-path="M 0 0 L 21600 0 21600 21600 0 21600 0 0 Z N"/>
          </draw:custom-shape>
        </draw:g>
        <draw:g>
          <draw:custom-shape draw:style-name="gr6" draw:text-style-name="P2" draw:layer="layout" svg:width="3.175cm" svg:height="1.058cm" svg:x="15.663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5.07cm" svg:height="3.309cm" svg:x="18.417cm" svg:y="8.043cm">
            <text:p text:style-name="P6"><text:span text:style-name="T3">f1,…,fm</text:span></text:p>
            <text:p text:style-name="P6"><text:span text:style-name="T6">linearmente </text:span></text:p>
            <text:p text:style-name="P6"><text:span text:style-name="T6">indipendenti</text:span></text:p>
            <draw:enhanced-geometry svg:viewBox="0 0 21600 21600" draw:type="rectangle" draw:enhanced-path="M 0 0 L 21600 0 21600 21600 0 21600 0 0 Z N"/>
          </draw:custom-shape>
        </draw:g>
        <draw:g>
          <draw:g>
            <draw:custom-shape draw:style-name="gr10" draw:text-style-name="P2" draw:layer="layout" svg:width="5.715cm" svg:height="5.503cm" svg:x="9.525cm" svg:y="6.041cm">
              <text:p/>
              <draw:enhanced-geometry svg:viewBox="0 0 21600 21600" draw:type="rectangle" draw:enhanced-path="M 0 0 L 21600 0 21600 21600 0 21600 0 0 Z N"/>
            </draw:custom-shape>
            <draw:custom-shape draw:style-name="gr11" draw:text-style-name="P7" draw:layer="layout" svg:width="3.449cm" svg:height="2.547cm" svg:x="11.747cm" svg:y="5.503cm">
              <text:p text:style-name="P8"><text:span text:style-name="T11"></text:span><text:span text:style-name="T12"> </text:span><text:span text:style-name="T12">0</text:span></text:p>
              <draw:enhanced-geometry svg:viewBox="0 0 21600 21600" draw:type="mso-spt202" draw:enhanced-path="M 0 0 L 21600 0 21600 21600 0 21600 0 0 Z N"/>
            </draw:custom-shape>
            <draw:custom-shape draw:style-name="gr11" draw:text-style-name="P7" draw:layer="layout" svg:width="1.455cm" svg:height="2.547cm" svg:x="9.635cm" svg:y="8.678cm">
              <text:p text:style-name="P1"><text:span text:style-name="T7">0</text:span></text:p>
              <draw:enhanced-geometry svg:viewBox="0 0 21600 21600" draw:type="mso-spt202" draw:enhanced-path="M 0 0 L 21600 0 21600 21600 0 21600 0 0 Z N"/>
            </draw:custom-shape>
            <draw:line draw:style-name="gr8" draw:text-style-name="P5" draw:layer="layout" svg:x1="9.525cm" svg:y1="6.888cm" svg:x2="14.393cm" svg:y2="11.544cm">
              <text:p/>
            </draw:line>
            <draw:line draw:style-name="gr8" draw:text-style-name="P5" draw:layer="layout" svg:x1="10.583cm" svg:y1="6.041cm" svg:x2="15.24cm" svg:y2="10.486cm">
              <text:p/>
            </draw:line>
            <draw:custom-shape draw:style-name="gr11" draw:text-style-name="P2" draw:layer="layout" svg:width="1.966cm" svg:height="1.615cm" svg:x="9.603cm" svg:y="6.041cm">
              <text:p text:style-name="P8"><text:span text:style-name="T8"></text:span><text:span text:style-name="T9">0</text:span></text:p>
              <draw:enhanced-geometry svg:viewBox="0 0 21600 21600" draw:type="rectangle" draw:enhanced-path="M 0 0 L 21600 0 21600 21600 0 21600 0 0 Z N"/>
            </draw:custom-shape>
            <draw:custom-shape draw:style-name="gr11" draw:text-style-name="P2" draw:layer="layout" svg:width="1.966cm" svg:height="1.615cm" svg:x="13.201cm" svg:y="9.428cm">
              <text:p text:style-name="P8"><text:span text:style-name="T8"></text:span><text:span text:style-name="T9">0</text:span></text:p>
              <draw:enhanced-geometry svg:viewBox="0 0 21600 21600" draw:type="rectangle" draw:enhanced-path="M 0 0 L 21600 0 21600 21600 0 21600 0 0 Z N"/>
            </draw:custom-shape>
            <draw:line draw:style-name="gr9" draw:text-style-name="P5" draw:layer="layout" svg:x1="11.218cm" svg:y1="7.523cm" svg:x2="13.547cm" svg:y2="9.851cm">
              <text:p/>
            </draw:line>
          </draw:g>
          <draw:custom-shape draw:style-name="gr11" draw:text-style-name="P2" draw:layer="layout" svg:width="7.453cm" svg:height="1.277cm" svg:x="8.458cm" svg:y="12.276cm">
            <text:p text:style-name="P1"><text:span text:style-name="T10">criterio triangolare</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Criteri per l’indipendenza lineare</text:p>
          </draw:text-box>
        </draw:frame>
        <draw:g>
          <draw:custom-shape draw:style-name="gr1" draw:text-style-name="P2" draw:layer="layout" svg:width="3.973cm" svg:height="1.277cm" svg:x="2.337cm" svg:y="5.715cm">
            <text:p text:style-name="P1">C1,…,Cm</text:p>
            <draw:enhanced-geometry svg:viewBox="0 0 21600 21600" draw:type="rectangle" draw:enhanced-path="M 0 0 L 21600 0 21600 21600 0 21600 0 0 Z N"/>
          </draw:custom-shape>
          <draw:line draw:style-name="gr5" draw:text-style-name="P5" draw:layer="layout" svg:x1="2.963cm" svg:y1="6.985cm" svg:x2="2.963cm" svg:y2="8.678cm">
            <text:p/>
          </draw:line>
          <draw:line draw:style-name="gr5" draw:text-style-name="P5" draw:layer="layout" svg:x1="5.291cm" svg:y1="6.985cm" svg:x2="5.291cm" svg:y2="8.466cm">
            <text:p/>
          </draw:line>
          <draw:custom-shape draw:style-name="gr1" draw:text-style-name="P2" draw:layer="layout" svg:width="3.885cm" svg:height="1.277cm" svg:x="2.392cm" svg:y="11.218cm">
            <text:p text:style-name="P1"><text:span text:style-name="T3">fi: </text:span><text:span text:style-name="T4"></text:span><text:span text:style-name="T3"> </text:span><text:span text:style-name="T4"></text:span><text:span text:style-name="T5"> F</text:span></text:p>
            <draw:enhanced-geometry svg:viewBox="0 0 21600 21600" draw:type="rectangle" draw:enhanced-path="M 0 0 L 21600 0 21600 21600 0 21600 0 0 Z N"/>
          </draw:custom-shape>
          <draw:custom-shape draw:style-name="gr1" draw:text-style-name="P2" draw:layer="layout" svg:width="1.205cm" svg:height="1.277cm" svg:x="1.699cm" svg:y="6.985cm">
            <text:p text:style-name="P1">f1</text:p>
            <draw:enhanced-geometry svg:viewBox="0 0 21600 21600" draw:type="rectangle" draw:enhanced-path="M 0 0 L 21600 0 21600 21600 0 21600 0 0 Z N"/>
          </draw:custom-shape>
          <draw:custom-shape draw:style-name="gr1" draw:text-style-name="P2" draw:layer="layout" svg:width="1.433cm" svg:height="1.277cm" svg:x="5.3cm" svg:y="6.985cm">
            <text:p text:style-name="P1"><text:span text:style-name="T3">fm</text:span></text:p>
            <draw:enhanced-geometry svg:viewBox="0 0 21600 21600" draw:type="rectangle" draw:enhanced-path="M 0 0 L 21600 0 21600 21600 0 21600 0 0 Z N"/>
          </draw:custom-shape>
          <draw:custom-shape draw:style-name="gr1" draw:text-style-name="P2" draw:layer="layout" svg:width="4.024cm" svg:height="1.277cm" svg:x="2.121cm" svg:y="8.466cm">
            <text:p text:style-name="P1"><text:span text:style-name="T3">e1, …, em</text:span></text:p>
            <draw:enhanced-geometry svg:viewBox="0 0 21600 21600" draw:type="rectangle" draw:enhanced-path="M 0 0 L 21600 0 21600 21600 0 21600 0 0 Z N"/>
          </draw:custom-shape>
        </draw:g>
        <draw:custom-shape draw:style-name="gr11" draw:text-style-name="P2" draw:id="id6" draw:layer="layout" svg:width="9.549cm" svg:height="1.277cm" svg:x="8.457cm" svg:y="12.277cm">
          <text:p text:style-name="P1"><text:span text:style-name="T10">criterio del determinante</text:span></text:p>
          <draw:enhanced-geometry svg:viewBox="0 0 21600 21600" draw:type="mso-spt202" draw:enhanced-path="M 0 0 L 21600 0 21600 21600 0 21600 0 0 Z N"/>
        </draw:custom-shape>
        <draw:g>
          <draw:custom-shape draw:style-name="gr10" draw:text-style-name="P2" draw:layer="layout" svg:width="5.715cm" svg:height="5.504cm" svg:x="9.525cm" svg:y="6.041cm">
            <text:p/>
            <draw:enhanced-geometry svg:viewBox="0 0 21600 21600" draw:type="rectangle" draw:enhanced-path="M 0 0 L 21600 0 21600 21600 0 21600 0 0 Z N"/>
          </draw:custom-shape>
          <draw:line draw:style-name="gr12" draw:text-style-name="P5" draw:layer="layout" svg:x1="9.525cm" svg:y1="8.467cm" svg:x2="11.642cm" svg:y2="8.467cm">
            <text:p/>
          </draw:line>
          <draw:custom-shape draw:style-name="gr1" draw:text-style-name="P2" draw:layer="layout" svg:width="2.386cm" svg:height="1.277cm" svg:x="11.432cm" svg:y="7.832cm">
            <text:p text:style-name="P1"><text:span text:style-name="T3">fi(Cj)</text:span></text:p>
            <draw:enhanced-geometry svg:viewBox="0 0 21600 21600" draw:type="mso-spt202" draw:enhanced-path="M 0 0 L 21600 0 21600 21600 0 21600 0 0 Z N"/>
          </draw:custom-shape>
          <draw:line draw:style-name="gr12" draw:text-style-name="P5" draw:layer="layout" svg:x1="12.912cm" svg:y1="6.138cm" svg:x2="12.912cm" svg:y2="7.832cm">
            <text:p/>
          </draw:line>
          <draw:line draw:style-name="gr12" draw:text-style-name="P5" draw:layer="layout" svg:x1="12.912cm" svg:y1="9.102cm" svg:x2="12.912cm" svg:y2="11.43cm">
            <text:p/>
          </draw:line>
          <draw:line draw:style-name="gr12" draw:text-style-name="P5" draw:layer="layout" svg:x1="13.547cm" svg:y1="8.467cm" svg:x2="15.24cm" svg:y2="8.467cm">
            <text:p/>
          </draw:line>
        </draw:g>
        <draw:g draw:id="id7">
          <draw:g>
            <draw:custom-shape draw:style-name="gr1" draw:text-style-name="P2" draw:layer="layout" svg:width="5.07cm" svg:height="3.309cm" svg:x="18.418cm" svg:y="8.043cm">
              <text:p text:style-name="P6"><text:span text:style-name="T3">f1,…,fm</text:span></text:p>
              <text:p text:style-name="P6"><text:span text:style-name="T6">linearmente </text:span></text:p>
              <text:p text:style-name="P6"><text:span text:style-name="T6">indipendenti</text:span></text:p>
              <draw:enhanced-geometry svg:viewBox="0 0 21600 21600" draw:type="rectangle" draw:enhanced-path="M 0 0 L 21600 0 21600 21600 0 21600 0 0 Z N"/>
            </draw:custom-shape>
            <draw:custom-shape draw:style-name="gr13" draw:text-style-name="P4" draw:layer="layout" svg:width="1.45cm" svg:height="0.683cm" svg:x="17.78cm" svg:y="8.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7" draw:text-style-name="P2" draw:layer="layout" svg:width="6.682cm" svg:height="6.137cm" svg:x="9.192cm" svg:y="5.715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 draw:text-style-name="P2" draw:layer="layout" svg:width="1.539cm" svg:height="1.277cm" svg:x="7.622cm" svg:y="8.215cm">
              <text:p text:style-name="P1"><text:span text:style-name="T3">det</text:span></text:p>
              <draw:enhanced-geometry svg:viewBox="0 0 21600 21600" draw:type="mso-spt202" draw:enhanced-path="M 0 0 L 21600 0 21600 21600 0 21600 0 0 Z N"/>
            </draw:custom-shape>
          </draw:g>
          <draw:custom-shape draw:style-name="gr1" draw:text-style-name="P2" draw:layer="layout" svg:width="2.25cm" svg:height="1.615cm" svg:x="15.74cm" svg:y="7.62cm">
            <text:p text:style-name="P8"><text:span text:style-name="T13"></text:span><text:span text:style-name="T14"> </text:span><text:span text:style-name="T14">0</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seq>
        </anim:par>
        <presentation:notes draw:style-name="dp2">
          <draw:page-thumbnail draw:style-name="gr3"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Vettori in posizione “generica”</text:p>
          </draw:text-box>
        </draw:frame>
        <draw:line draw:style-name="gr5" draw:text-style-name="P5" draw:layer="layout" svg:x1="5.292cm" svg:y1="11.641cm" svg:x2="9.948cm" svg:y2="9.524cm">
          <text:p/>
        </draw:line>
        <draw:line draw:style-name="gr5" draw:text-style-name="P5" draw:layer="layout" svg:x1="5.292cm" svg:y1="11.642cm" svg:x2="6.773cm" svg:y2="8.89cm">
          <text:p/>
        </draw:line>
        <draw:line draw:style-name="gr5" draw:text-style-name="P5" draw:layer="layout" svg:x1="5.291cm" svg:y1="11.642cm" svg:x2="2.116cm" svg:y2="10.372cm">
          <text:p/>
        </draw:line>
        <draw:line draw:style-name="gr5" draw:text-style-name="P5" draw:layer="layout" svg:x1="5.292cm" svg:y1="11.642cm" svg:x2="3.598cm" svg:y2="13.123cm">
          <text:p/>
        </draw:line>
        <draw:line draw:style-name="gr5" draw:text-style-name="P5" draw:layer="layout" svg:x1="17.145cm" svg:y1="11.853cm" svg:x2="21.802cm" svg:y2="9.737cm">
          <text:p/>
        </draw:line>
        <draw:line draw:style-name="gr5" draw:text-style-name="P5" draw:layer="layout" svg:x1="17.145cm" svg:y1="11.852cm" svg:x2="18.627cm" svg:y2="9.101cm">
          <text:p/>
        </draw:line>
        <draw:line draw:style-name="gr5" draw:text-style-name="P5" draw:layer="layout" svg:x1="17.144cm" svg:y1="11.853cm" svg:x2="13.969cm" svg:y2="10.583cm">
          <text:p/>
        </draw:line>
        <draw:line draw:style-name="gr5" draw:text-style-name="P5" draw:layer="layout" svg:x1="17.145cm" svg:y1="11.853cm" svg:x2="16.087cm" svg:y2="13.758cm">
          <text:p/>
        </draw:line>
        <draw:g draw:id="id8">
          <draw:custom-shape draw:style-name="gr14" draw:text-style-name="P2" draw:layer="layout" svg:width="1.905cm" svg:height="6.35cm" draw:transform="rotate (-0.56635934227324) translate (18.361cm 8.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3.376cm" svg:height="1.277cm" svg:x="4.188cm" svg:y="14.508cm">
            <text:p text:style-name="P1">generica</text:p>
            <draw:enhanced-geometry svg:viewBox="0 0 21600 21600" draw:type="mso-spt202" draw:enhanced-path="M 0 0 L 21600 0 21600 21600 0 21600 0 0 Z N"/>
          </draw:custom-shape>
          <draw:custom-shape draw:style-name="gr1" draw:text-style-name="P2" draw:layer="layout" svg:width="4.858cm" svg:height="1.277cm" svg:x="14.603cm" svg:y="14.817cm">
            <text:p text:style-name="P1">non generica</text:p>
            <draw:enhanced-geometry svg:viewBox="0 0 21600 21600" draw:type="rectangle" draw:enhanced-path="M 0 0 L 21600 0 21600 21600 0 21600 0 0 Z N"/>
          </draw:custom-shape>
        </draw:g>
        <draw:custom-shape draw:style-name="gr15" draw:text-style-name="P2" draw:id="id12" draw:layer="layout" svg:width="22.428cm" svg:height="3.309cm" svg:x="1.482cm" svg:y="4.868cm">
          <text:p text:style-name="P1"><text:span text:style-name="T6">Definizione</text:span><text:span text:style-name="T3">: </text:span></text:p>
          <text:p text:style-name="P1"><text:span text:style-name="T3">I vettori v1, …, vm in </text:span><text:span text:style-name="T5">F</text:span><text:span text:style-name="T15">n</text:span><text:span text:style-name="T16"> </text:span><text:span text:style-name="T3">sono in </text:span><text:span text:style-name="T6">posizione generica</text:span><text:span text:style-name="T3"> se ogni sottoinsieme di </text:span><text:span text:style-name="T16">n</text:span><text:span text:style-name="T3"> di questi sono linearmente indipendenti.</text:span></text:p>
          <draw:enhanced-geometry svg:viewBox="0 0 21600 21600" draw:type="mso-spt202" draw:enhanced-path="M 0 0 L 21600 0 21600 21600 0 21600 0 0 Z N"/>
        </draw:custom-shape>
        <draw:custom-shape draw:style-name="gr1" draw:text-style-name="P2" draw:id="id10" draw:layer="layout" svg:width="2.691cm" svg:height="1.277cm" svg:x="1.697cm" svg:y="8.678cm">
          <text:p text:style-name="P1">In 2D:</text:p>
          <draw:enhanced-geometry svg:viewBox="0 0 21600 21600" draw:type="mso-spt202" draw:enhanced-path="M 0 0 L 21600 0 21600 21600 0 21600 0 0 Z N"/>
        </draw:custom-shape>
        <draw:custom-shape draw:style-name="gr1" draw:text-style-name="P2" draw:id="id11" draw:layer="layout" svg:width="18.337cm" svg:height="1.277cm" svg:x="1.668cm" svg:y="16.722cm">
          <text:p text:style-name="P1">In 3D: nessun vettore appartiene al piano di altri due</text:p>
          <draw:enhanced-geometry svg:viewBox="0 0 21600 21600" draw:type="mso-spt202" draw:enhanced-path="M 0 0 L 21600 0 21600 21600 0 21600 0 0 Z N"/>
        </draw:custom-shape>
        <draw:custom-shape draw:style-name="gr16" draw:text-style-name="P4" draw:id="id9" draw:layer="layout" svg:width="6.35cm" svg:height="2.54cm" svg:x="7.62cm" svg:y="14.605cm">
          <text:p text:style-name="P4">linearmente</text:p>
          <text:p text:style-name="P4">dipendenti</text:p>
          <draw:enhanced-geometry svg:viewBox="0 0 21600 21600" draw:text-areas="800 800 20800 20800" draw:type="round-rectangular-callout" draw:modifiers="27306.9437883798 -16355.1357733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smil:attributeName="visibility" smil:to="visible"/>
                  <anim:transitionFilter smil:dur="1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 smil:attributeName="visibility" smil:to="visible"/>
                  <anim:transitionFilter smil:dur="1s" smil:targetElement="id9" smil:type="fade" smil:subtype="crossfade"/>
                </anim:par>
              </anim:par>
            </anim:par>
            <anim:par smil:begin="next">
              <anim:par smil:begin="0s">
                <anim:par smil:begin="0s" smil:fill="hold" presentation:node-type="on-click" presentation:preset-class="exit" presentation:preset-id="ooo-exit-fade-out">
                  <anim:transitionFilter smil:dur="0.5s" smil:targetElement="id9" smil:type="fade" smil:subtype="crossfade" smil:mode="out"/>
                  <anim:set smil:begin="0.49975s" smil:dur="0.00025s" smil:fill="hold" smil:targetElement="id9"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anim:par smil:begin="next">
              <anim:par smil:begin="0s">
                <anim:par smil:begin="0s" smil:fill="hold" presentation:node-type="on-click"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smil:attributeName="visibility" smil:to="visible"/>
                  <anim:transitionFilter smil:dur="1s" smil:targetElement="id12" smil:type="fade" smil:subtype="crossfade"/>
                </anim:par>
              </anim:par>
            </anim:par>
          </anim:seq>
        </anim:par>
        <presentation:notes draw:style-name="dp2">
          <draw:page-thumbnail draw:style-name="gr3"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Vettori in posizione “generica”</text:p>
          </draw:text-box>
        </draw:frame>
        <draw:custom-shape draw:style-name="gr15" draw:text-style-name="P2" draw:layer="layout" svg:width="22.428cm" svg:height="3.309cm" svg:x="1.482cm" svg:y="4.868cm">
          <text:p text:style-name="P1"><text:span text:style-name="T6">Definizione</text:span><text:span text:style-name="T3">: </text:span></text:p>
          <text:p text:style-name="P1"><text:span text:style-name="T3">I vettori v1, …, vm in </text:span><text:span text:style-name="T5">F</text:span><text:span text:style-name="T15">n</text:span><text:span text:style-name="T16"> </text:span><text:span text:style-name="T3">sono in </text:span><text:span text:style-name="T17">posizione generica</text:span><text:span text:style-name="T3"> se ogni sottoinsieme di </text:span><text:span text:style-name="T16">n</text:span><text:span text:style-name="T3"> di questi sono linearmente indipendenti</text:span></text:p>
          <draw:enhanced-geometry svg:viewBox="0 0 21600 21600" draw:type="mso-spt202" draw:enhanced-path="M 0 0 L 21600 0 21600 21600 0 21600 0 0 Z N"/>
        </draw:custom-shape>
        <draw:frame draw:style-name="gr17" draw:layer="layout" svg:width="0.318cm" svg:height="0.6cm" svg:x="6.037cm" svg:y="11.977cm">
          <draw:object xlink:href="./Object 1" xlink:type="simple" xlink:show="embed" xlink:actuate="onLoad"/>
          <draw:image xlink:href="./ObjectReplacements/Object 1" xlink:type="simple" xlink:show="embed" xlink:actuate="onLoad"/>
        </draw:frame>
        <draw:custom-shape draw:style-name="gr1" draw:text-style-name="P2" draw:layer="layout" svg:width="5.118cm" svg:height="6.777cm" svg:x="6.926cm" svg:y="8.89cm">
          <text:p text:style-name="P1"><text:span text:style-name="T3">1 x</text:span><text:span text:style-name="T18">1</text:span><text:span text:style-name="T3"> x</text:span><text:span text:style-name="T18">1</text:span><text:span text:style-name="T19">2</text:span><text:span text:style-name="T3"> … x</text:span><text:span text:style-name="T18">1</text:span><text:span text:style-name="T15">n</text:span></text:p>
          <text:p text:style-name="P1"><text:span text:style-name="T3">1 x</text:span><text:span text:style-name="T18">2</text:span><text:span text:style-name="T3"> x</text:span><text:span text:style-name="T18">2</text:span><text:span text:style-name="T19">2</text:span><text:span text:style-name="T3"> … x</text:span><text:span text:style-name="T18">2</text:span><text:span text:style-name="T15">n</text:span></text:p>
          <text:p text:style-name="P1"><text:span text:style-name="T15"><text:s text:c="18"/></text:span><text:span text:style-name="T15">.</text:span></text:p>
          <text:p text:style-name="P1"><text:span text:style-name="T15"><text:s text:c="18"/></text:span><text:span text:style-name="T15">.</text:span></text:p>
          <text:p text:style-name="P1"><text:span text:style-name="T15"><text:s text:c="18"/></text:span><text:span text:style-name="T15">.</text:span></text:p>
          <text:p text:style-name="P1"><text:span text:style-name="T3">1 x</text:span><text:span text:style-name="T20">n</text:span><text:span text:style-name="T3"> x</text:span><text:span text:style-name="T20">n</text:span><text:span text:style-name="T19">2</text:span><text:span text:style-name="T3"> … x</text:span><text:span text:style-name="T20">n</text:span><text:span text:style-name="T15">n</text:span></text:p>
          <draw:enhanced-geometry svg:viewBox="0 0 21600 21600" draw:type="mso-spt202" draw:enhanced-path="M 0 0 L 21600 0 21600 21600 0 21600 0 0 Z N"/>
        </draw:custom-shape>
        <draw:g draw:id="id14">
          <draw:custom-shape draw:style-name="gr18" draw:text-style-name="P9" draw:layer="layout" svg:width="1.598cm" svg:height="1.693cm" svg:x="5.08cm" svg:y="11.43cm">
            <text:p text:style-name="P1"><text:span text:style-name="T3">det</text:span></text:p>
            <draw:enhanced-geometry svg:viewBox="0 0 21600 21600" draw:mirror-horizontal="false" draw:mirror-vertical="false" draw:type="mso-spt202" draw:enhanced-path="M 0 0 L 21600 0 21600 21600 0 21600 0 0 Z N"/>
          </draw:custom-shape>
          <draw:custom-shape draw:style-name="gr19" draw:text-style-name="P4" draw:layer="layout" svg:width="5.971cm" svg:height="6.673cm" svg:x="6.487cm" svg:y="9.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custom-shape draw:style-name="gr20" draw:text-style-name="P2" draw:layer="layout" svg:width="0.511cm" svg:height="1.27cm" svg:x="18.371cm" svg:y="11.756cm">
          <text:p/>
          <draw:enhanced-geometry svg:viewBox="0 0 21600 21600" draw:type="mso-spt202" draw:enhanced-path="M 0 0 L 21600 0 21600 21600 0 21600 0 0 Z N"/>
        </draw:custom-shape>
        <draw:frame draw:style-name="gr17" draw:id="id15" draw:layer="layout" svg:width="6.31cm" svg:height="2.607cm" svg:x="12.74cm" svg:y="10.16cm">
          <draw:object xlink:href="./Object 2" xlink:type="simple" xlink:show="embed" xlink:actuate="onLoad"/>
          <draw:image xlink:href="./ObjectReplacements/Object 2" xlink:type="simple" xlink:show="embed" xlink:actuate="onLoad"/>
        </draw:frame>
        <draw:custom-shape draw:style-name="gr1" draw:text-style-name="P2" draw:id="id17" draw:layer="layout" svg:width="2.25cm" svg:height="1.615cm" svg:x="12.623cm" svg:y="13.124cm">
          <text:p text:style-name="P8"><text:span text:style-name="T13"></text:span><text:span text:style-name="T14"> </text:span><text:span text:style-name="T14">0</text:span></text:p>
          <draw:enhanced-geometry svg:viewBox="0 0 21600 21600" draw:type="mso-spt202" draw:enhanced-path="M 0 0 L 21600 0 21600 21600 0 21600 0 0 Z N"/>
        </draw:custom-shape>
        <draw:custom-shape draw:style-name="gr16" draw:text-style-name="P4" draw:id="id16" draw:layer="layout" svg:width="6.985cm" svg:height="2.54cm" svg:x="11.911cm" svg:y="13.547cm">
          <text:p text:style-name="P4">determinante di</text:p>
          <text:p text:style-name="P4">Vandermonde</text:p>
          <draw:enhanced-geometry svg:viewBox="0 0 21600 21600" draw:text-areas="800 800 20800 20800" draw:type="round-rectangular-callout" draw:modifiers="3889.60778700258 -15802.5974025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id="id13" draw:layer="layout" svg:width="15.875cm" svg:height="2.54cm" svg:x="3.175cm" svg:y="15.875cm">
          <text:p text:style-name="P4">Vediamo perchè sono in posizione generica</text:p>
          <draw:enhanced-geometry svg:viewBox="0 0 21600 21600" draw:text-areas="800 800 20800 20800" draw:type="round-rectangular-callout" draw:modifiers="8903.40136054422 425.0295159386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3" smil:attributeName="visibility" smil:to="visible"/>
                  <anim:transitionFilter smil:dur="1s" smil:targetElement="id13" smil:type="fade" smil:subtype="crossfade"/>
                </anim:par>
              </anim:par>
            </anim:par>
            <anim:par smil:begin="next">
              <anim:par smil:begin="0s">
                <anim:par smil:begin="0s" smil:fill="hold" presentation:node-type="on-click"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smil:begin="0.5s">
                <anim:par smil:begin="0s" smil:fill="hold" presentation:node-type="after-previous" presentation:preset-class="entrance" presentation:preset-id="ooo-entrance-fade-in">
                  <anim:set smil:begin="0s" smil:dur="0.0005s" smil:fill="hold" smil:targetElement="id14" smil:attributeName="visibility" smil:to="visible"/>
                  <anim:transitionFilter smil:dur="1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 smil:attributeName="visibility" smil:to="visible"/>
                  <anim:transitionFilter smil:dur="1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par smil:begin="next">
              <anim:par smil:begin="0s">
                <anim:par smil:begin="0s" smil:fill="hold" presentation:node-type="on-click" presentation:preset-class="exit" presentation:preset-id="ooo-exit-fade-out">
                  <anim:transitionFilter smil:dur="0.5s" smil:targetElement="id16" smil:type="fade" smil:subtype="crossfade" smil:mode="out"/>
                  <anim:set smil:begin="0.49975s" smil:dur="0.00025s" smil:fill="hold" smil:targetElement="id16"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17" smil:attributeName="visibility" smil:to="visible"/>
                  <anim:transitionFilter smil:dur="1s" smil:targetElement="id17" smil:type="fade" smil:subtype="crossfade"/>
                </anim:par>
              </anim:par>
            </anim:par>
          </anim:seq>
        </anim:par>
        <presentation:notes draw:style-name="dp2">
          <draw:page-thumbnail draw:style-name="gr3"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4" draw:text-style-name="P9" draw:layer="layout" svg:width="21.59cm" svg:height="3.437cm" svg:x="1.905cm" svg:y="1.562cm" presentation:class="title">
          <draw:text-box>
            <text:p text:style-name="P1"><text:span text:style-name="T3">Teorema di Bollob</text:span><text:span text:style-name="T21">á</text:span><text:span text:style-name="T3">s</text:span></text:p>
          </draw:text-box>
        </draw:frame>
        <draw:custom-shape draw:style-name="gr1" draw:text-style-name="P2" draw:layer="layout" svg:width="21.97cm" svg:height="7.373cm" svg:x="0.571cm" svg:y="5.83cm">
          <text:p text:style-name="P10"><text:span text:style-name="T6">Teorema di Bollob</text:span><text:span text:style-name="T22">á</text:span><text:span text:style-name="T6">s (ver. uniforme):</text:span><text:span text:style-name="T3"> </text:span></text:p>
          <text:p text:style-name="P10"><text:span text:style-name="T3">Siano A1, … , Am sottoinsiemi di cardinalità</text:span><text:span text:style-name="T16"> r</text:span><text:span text:style-name="T3"> <text:s text:c="2"/>e</text:span></text:p>
          <text:p text:style-name="P10"><text:span text:style-name="T3">Siano B1, … , Bm sottoinsiemi di cardinalità </text:span><text:span text:style-name="T16">s</text:span><text:span text:style-name="T3"> <text:s text:c="2"/>tali che</text:span></text:p>
          <text:list text:style-name="L5">
            <text:list-item text:start-value="1">
              <text:p text:style-name="P1"><text:span text:style-name="T3">Ai e Bi hanno intersezione vuota</text:span></text:p>
            </text:list-item>
            <text:list-item>
              <text:p text:style-name="P1"><text:span text:style-name="T3">Ai e Bj hanno intersezione non vuota per i </text:span><text:span text:style-name="T4"></text:span><text:span text:style-name="T3"> j </text:span></text:p>
            </text:list-item>
          </text:list>
          <text:p text:style-name="P10"><text:span text:style-name="T3"/></text:p>
          <text:p text:style-name="P10"><text:span text:style-name="T3">Allora <text:s text:c="12"/>m </text:span><text:span text:style-name="T4"></text:span><text:span text:style-name="T3"> <text:s/></text:span></text:p>
          <draw:enhanced-geometry svg:viewBox="0 0 21600 21600" draw:type="mso-spt202" draw:enhanced-path="M 0 0 L 21600 0 21600 21600 0 21600 0 0 Z N"/>
        </draw:custom-shape>
        <draw:frame draw:style-name="gr17" draw:layer="layout" svg:width="2.796cm" svg:height="2.816cm" svg:x="7.62cm" svg:y="11.154cm">
          <draw:object xlink:href="./Object 3" xlink:type="simple" xlink:show="embed" xlink:actuate="onLoad"/>
          <draw:image xlink:href="./ObjectReplacements/Object 3" xlink:type="simple" xlink:show="embed" xlink:actuate="onLoad"/>
        </draw:frame>
        <draw:custom-shape draw:style-name="gr1" draw:text-style-name="P2" draw:layer="layout" svg:width="17.245cm" svg:height="2.293cm" svg:x="1.891cm" svg:y="15.24cm">
          <text:p text:id="id18" text:style-name="P1"><text:span text:style-name="T3">Esempio: </text:span><text:span text:style-name="T16">r </text:span><text:span text:style-name="T3"><text:s/>= 1 e </text:span><text:span text:style-name="T16">s</text:span><text:span text:style-name="T3"> = 2 <text:s text:c="4"/>Ai = vertici <text:s text:c="2"/>Bj = archi</text:span></text:p>
          <text:p text:id="id19" text:style-name="P1"><text:span text:style-name="T3"><text:s text:c="16"/></text:span><text:span text:style-name="T3">m </text:span><text:span text:style-name="T4"></text:span><text:span text:style-name="T3"> 3</text:span></text:p>
          <draw:enhanced-geometry svg:viewBox="0 0 21600 21600" draw:type="mso-spt202" draw:enhanced-path="M 0 0 L 21600 0 21600 21600 0 21600 0 0 Z N"/>
        </draw:custom-shape>
        <draw:frame presentation:style-name="pr5" draw:layer="layout" svg:width="10.535cm" svg:height="12.573cm" svg:x="1.905cm" svg:y="5.503cm" presentation:class="outline" presentation:placeholder="true">
          <draw:text-box/>
        </draw:frame>
        <draw:frame presentation:style-name="pr5" draw:layer="layout" svg:width="10.535cm" svg:height="12.573cm" svg:x="12.967cm" svg:y="5.503cm" presentation:class="outline" presentation:placeholder="true">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anim:sub-item="text" smil:attributeName="visibility" smil:to="visible"/>
                  <anim:transitionFilter smil:dur="1s" smil:targetElement="id19" anim:sub-item="text" smil:type="fade" smil:subtype="crossfade"/>
                </anim:par>
              </anim:par>
            </anim:par>
          </anim:seq>
        </anim:par>
        <presentation:notes draw:style-name="dp2">
          <draw:page-thumbnail draw:style-name="gr3"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Teorema di Bollob</text:span><text:span text:style-name="T21">á</text:span><text:span text:style-name="T3">s</text:span></text:p>
          </draw:text-box>
        </draw:frame>
        <draw:custom-shape draw:style-name="gr1" draw:text-style-name="P2" draw:layer="layout" svg:width="21.97cm" svg:height="7.373cm" svg:x="0.571cm" svg:y="5.83cm">
          <text:p text:style-name="P10"><text:span text:style-name="T6">Teorema di Bollob</text:span><text:span text:style-name="T22">á</text:span><text:span text:style-name="T6">s (ver. uniforme):</text:span><text:span text:style-name="T3"> </text:span></text:p>
          <text:p text:style-name="P10"><text:span text:style-name="T3">Siano A1, … , Am sottoinsiemi di cardinalità</text:span><text:span text:style-name="T16"> r</text:span><text:span text:style-name="T3"> <text:s text:c="2"/>e</text:span></text:p>
          <text:p text:style-name="P10"><text:span text:style-name="T3">Siano B1, … , Bm sottoinsiemi di cardinalità </text:span><text:span text:style-name="T16">s</text:span><text:span text:style-name="T3"> <text:s text:c="2"/>tali che</text:span></text:p>
          <text:list text:style-name="L5">
            <text:list-item text:start-value="1">
              <text:p text:style-name="P1"><text:span text:style-name="T3">Ai e Bi hanno intersezione vuota</text:span></text:p>
            </text:list-item>
            <text:list-item>
              <text:p text:style-name="P1"><text:span text:style-name="T3">Ai e Bj hanno intersezione non vuota per i </text:span><text:span text:style-name="T4"></text:span><text:span text:style-name="T3"> j </text:span></text:p>
            </text:list-item>
          </text:list>
          <text:p text:style-name="P10"><text:span text:style-name="T3"/></text:p>
          <text:p text:style-name="P10"><text:span text:style-name="T3">Allora <text:s text:c="12"/>m </text:span><text:span text:style-name="T4"></text:span><text:span text:style-name="T3"> <text:s/></text:span></text:p>
          <draw:enhanced-geometry svg:viewBox="0 0 21600 21600" draw:type="mso-spt202" draw:enhanced-path="M 0 0 L 21600 0 21600 21600 0 21600 0 0 Z N"/>
        </draw:custom-shape>
        <draw:g>
          <draw:custom-shape draw:style-name="gr1" draw:text-style-name="P2" draw:layer="layout" svg:width="16.182cm" svg:height="1.277cm" svg:x="2.104cm" svg:y="15.355cm">
            <text:p text:style-name="P1"><text:span text:style-name="T23">Esercizio:</text:span> Trova una costruzione per cui m = </text:p>
            <draw:enhanced-geometry svg:viewBox="0 0 21600 21600" draw:type="mso-spt202" draw:enhanced-path="M 0 0 L 21600 0 21600 21600 0 21600 0 0 Z N"/>
          </draw:custom-shape>
          <draw:frame draw:style-name="gr17" draw:layer="layout" svg:width="1.997cm" svg:height="2.012cm" svg:x="18.035cm" svg:y="15.028cm">
            <draw:object xlink:href="./Object 5" xlink:type="simple" xlink:show="embed" xlink:actuate="onLoad"/>
            <draw:image xlink:href="./ObjectReplacements/Object 5" xlink:type="simple" xlink:show="embed" xlink:actuate="onLoad"/>
          </draw:frame>
        </draw:g>
        <draw:frame draw:style-name="gr17" draw:layer="layout" svg:width="2.796cm" svg:height="2.816cm" svg:x="7.62cm" svg:y="11.154cm">
          <draw:object xlink:href="./Object 4" xlink:type="simple" xlink:show="embed" xlink:actuate="onLoad"/>
          <draw:image xlink:href="./ObjectReplacements/Object 4" xlink:type="simple" xlink:show="embed" xlink:actuate="onLoad"/>
        </draw:frame>
        <presentation:notes draw:style-name="dp2">
          <draw:page-thumbnail draw:style-name="gr3"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Teorema di Bollob</text:span><text:span text:style-name="T21">á</text:span><text:span text:style-name="T3">s</text:span></text:p>
          </draw:text-box>
        </draw:frame>
        <draw:custom-shape draw:style-name="gr1" draw:text-style-name="P2" draw:layer="layout" svg:width="10.349cm" svg:height="2.123cm" svg:x="7.402cm" svg:y="3.598cm">
          <text:p text:style-name="P1"><text:span text:style-name="T24">(dimostrazione)</text:span></text:p>
          <draw:enhanced-geometry svg:viewBox="0 0 21600 21600" draw:type="rectangle" draw:enhanced-path="M 0 0 L 21600 0 21600 21600 0 21600 0 0 Z N"/>
        </draw:custom-shape>
        <draw:g draw:id="id20">
          <draw:custom-shape draw:style-name="gr1" draw:text-style-name="P2" draw:layer="layout" svg:width="1.162cm" svg:height="1.277cm" svg:x="2.922cm" svg:y="7.735cm">
            <text:p text:style-name="P1"><text:span text:style-name="T25">i</text:span> <text:s/></text:p>
            <draw:enhanced-geometry svg:viewBox="0 0 21600 21600" draw:type="mso-spt202" draw:enhanced-path="M 0 0 L 21600 0 21600 21600 0 21600 0 0 Z N"/>
          </draw:custom-shape>
          <draw:line draw:style-name="gr5" draw:text-style-name="P5" draw:layer="layout" svg:x1="4.233cm" svg:y1="8.467cm" svg:x2="8.678cm" svg:y2="8.467cm">
            <text:p/>
          </draw:line>
          <draw:custom-shape draw:style-name="gr1" draw:text-style-name="P2" draw:layer="layout" svg:width="6.201cm" svg:height="1.277cm" svg:x="9.132cm" svg:y="7.832cm">
            <text:p text:style-name="P1"><text:span text:style-name="T26">i</text:span><text:span text:style-name="T27"> </text:span><text:span text:style-name="T16">= </text:span><text:span text:style-name="T3">(1, </text:span><text:span text:style-name="T16">i, i</text:span><text:span text:style-name="T19">2</text:span><text:span text:style-name="T3">,…, </text:span><text:span text:style-name="T16">i</text:span><text:span text:style-name="T15">r</text:span><text:span text:style-name="T3">)</text:span></text:p>
            <draw:enhanced-geometry svg:viewBox="0 0 21600 21600" draw:type="rectangle" draw:enhanced-path="M 0 0 L 21600 0 21600 21600 0 21600 0 0 Z N"/>
          </draw:custom-shape>
          <draw:custom-shape draw:style-name="gr1" draw:text-style-name="P2" draw:layer="layout" svg:width="2.483cm" svg:height="1.277cm" svg:x="2.284cm" svg:y="6.465cm">
            <text:p text:style-name="P1">intero</text:p>
            <draw:enhanced-geometry svg:viewBox="0 0 21600 21600" draw:type="mso-spt202" draw:enhanced-path="M 0 0 L 21600 0 21600 21600 0 21600 0 0 Z N"/>
          </draw:custom-shape>
          <draw:custom-shape draw:style-name="gr1" draw:text-style-name="P2" draw:layer="layout" svg:width="9.489cm" svg:height="1.277cm" svg:x="8.251cm" svg:y="6.35cm">
            <text:p text:style-name="P1"><text:span text:style-name="T3">vettore “di Vandermonde”</text:span></text:p>
            <draw:enhanced-geometry svg:viewBox="0 0 21600 21600" draw:type="mso-spt202" draw:enhanced-path="M 0 0 L 21600 0 21600 21600 0 21600 0 0 Z N"/>
          </draw:custom-shape>
        </draw:g>
        <draw:g draw:id="id21">
          <draw:custom-shape draw:style-name="gr1" draw:text-style-name="P2" draw:layer="layout" svg:width="4.855cm" svg:height="1.417cm" svg:x="1.512cm" svg:y="11.706cm">
            <text:p text:style-name="P1">I<text:span text:style-name="T25"> </text:span>= {<text:span text:style-name="T25">i</text:span><text:span text:style-name="T28">1</text:span>,<text:span text:style-name="T25">…</text:span>, <text:span text:style-name="T25">i</text:span><text:span text:style-name="T28">n</text:span>}</text:p>
            <draw:enhanced-geometry svg:viewBox="0 0 21600 21600" draw:type="rectangle" draw:enhanced-path="M 0 0 L 21600 0 21600 21600 0 21600 0 0 Z N"/>
          </draw:custom-shape>
          <draw:custom-shape draw:style-name="gr1" draw:text-style-name="P2" draw:layer="layout" svg:width="4.948cm" svg:height="1.417cm" svg:x="12.309cm" svg:y="11.918cm">
            <text:p text:style-name="P1"><text:span text:style-name="T29">I</text:span><text:span text:style-name="T25"> = </text:span>{<text:span text:style-name="T30">i</text:span><text:span text:style-name="T31">1</text:span>,<text:span text:style-name="T25">…</text:span>, <text:span text:style-name="T30">i</text:span><text:span text:style-name="T31">n</text:span>}</text:p>
            <draw:enhanced-geometry svg:viewBox="0 0 21600 21600" draw:type="rectangle" draw:enhanced-path="M 0 0 L 21600 0 21600 21600 0 21600 0 0 Z N"/>
          </draw:custom-shape>
          <draw:custom-shape draw:style-name="gr1" draw:text-style-name="P2" draw:layer="layout" svg:width="4.786cm" svg:height="2.293cm" svg:x="1.9cm" svg:y="9.801cm">
            <text:p text:style-name="P6">sottoinsieme</text:p>
            <text:p text:style-name="P6">di interi</text:p>
            <draw:enhanced-geometry svg:viewBox="0 0 21600 21600" draw:type="mso-spt202" draw:enhanced-path="M 0 0 L 21600 0 21600 21600 0 21600 0 0 Z N"/>
          </draw:custom-shape>
          <draw:custom-shape draw:style-name="gr1" draw:text-style-name="P2" draw:layer="layout" svg:width="8.3cm" svg:height="2.293cm" svg:x="10.75cm" svg:y="9.801cm">
            <text:p text:style-name="P6">sottoinsieme di vettori </text:p>
            <text:p text:style-name="P6">in posizione generica</text:p>
            <draw:enhanced-geometry svg:viewBox="0 0 21600 21600" draw:type="mso-spt202" draw:enhanced-path="M 0 0 L 21600 0 21600 21600 0 21600 0 0 Z N"/>
          </draw:custom-shape>
          <draw:line draw:style-name="gr4" draw:layer="layout" svg:x1="6.367cm" svg:y1="12.573cm" svg:x2="12.097cm" svg:y2="12.615cm">
            <text:p/>
          </draw:line>
        </draw:g>
        <draw:g draw:id="id22">
          <draw:custom-shape draw:style-name="gr1" draw:text-style-name="P2" draw:layer="layout" svg:width="1.349cm" svg:height="1.277cm" svg:x="1.91cm" svg:y="10.371cm">
            <text:p text:style-name="P1"><text:span text:style-name="T32">Ai</text:span></text:p>
            <draw:enhanced-geometry svg:viewBox="0 0 21600 21600" draw:type="mso-spt202" draw:enhanced-path="M 0 0 L 21600 0 21600 21600 0 21600 0 0 Z N"/>
          </draw:custom-shape>
          <draw:line draw:style-name="gr21" draw:text-style-name="P5" draw:layer="layout" svg:x1="9.737cm" svg:y1="11.64cm" svg:x2="12.065cm" svg:y2="9.947cm">
            <text:p/>
          </draw:line>
          <draw:line draw:style-name="gr21" draw:text-style-name="P5" draw:layer="layout" svg:x1="9.737cm" svg:y1="11.641cm" svg:x2="13.97cm" svg:y2="12.911cm">
            <text:p/>
          </draw:line>
          <draw:line draw:style-name="gr21" draw:text-style-name="P5" draw:layer="layout" svg:x1="9.736cm" svg:y1="11.641cm" svg:x2="7.831cm" svg:y2="10.583cm">
            <text:p/>
          </draw:line>
          <draw:line draw:style-name="gr21" draw:text-style-name="P5" draw:layer="layout" svg:x1="9.737cm" svg:y1="11.641cm" svg:x2="8.467cm" svg:y2="13.335cm">
            <text:p/>
          </draw:line>
          <draw:custom-shape draw:style-name="gr1" draw:text-style-name="P2" draw:layer="layout" svg:width="1.349cm" svg:height="1.277cm" svg:x="9.697cm" svg:y="11.968cm">
            <text:p text:style-name="P1">…</text:p>
            <draw:enhanced-geometry svg:viewBox="0 0 21600 21600" draw:type="mso-spt202" draw:enhanced-path="M 0 0 L 21600 0 21600 21600 0 21600 0 0 Z N"/>
          </draw:custom-shape>
        </draw:g>
        <draw:g draw:id="id24">
          <draw:custom-shape draw:style-name="gr1" draw:text-style-name="P2" draw:layer="layout" svg:width="1.302cm" svg:height="1.277cm" svg:x="4.236cm" svg:y="10.371cm">
            <text:p text:style-name="P1"><text:span text:style-name="T33">Bj</text:span></text:p>
            <draw:enhanced-geometry svg:viewBox="0 0 21600 21600" draw:type="rectangle" draw:enhanced-path="M 0 0 L 21600 0 21600 21600 0 21600 0 0 Z N"/>
          </draw:custom-shape>
          <draw:g>
            <draw:line draw:style-name="gr22" draw:text-style-name="P5" draw:layer="layout" svg:x1="9.736cm" svg:y1="11.641cm" svg:x2="11.006cm" svg:y2="9.313cm">
              <text:p/>
            </draw:line>
            <draw:line draw:style-name="gr22" draw:text-style-name="P5" draw:layer="layout" svg:x1="9.736cm" svg:y1="11.641cm" svg:x2="8.466cm" svg:y2="13.334cm">
              <text:p/>
            </draw:line>
            <draw:line draw:style-name="gr22" draw:text-style-name="P5" draw:layer="layout" svg:x1="9.736cm" svg:y1="11.641cm" svg:x2="7.196cm" svg:y2="12.064cm">
              <text:p/>
            </draw:line>
            <draw:line draw:style-name="gr22" draw:text-style-name="P5" draw:layer="layout" svg:x1="9.736cm" svg:y1="11.641cm" svg:x2="15.239cm" svg:y2="12.064cm">
              <text:p/>
            </draw:line>
          </draw:g>
        </draw:g>
        <draw:g draw:id="id25">
          <draw:custom-shape draw:style-name="gr1" draw:text-style-name="P2" draw:layer="layout" svg:width="1.306cm" svg:height="1.417cm" svg:x="7.443cm" svg:y="13.335cm">
            <text:p text:style-name="P1"><text:span text:style-name="T34">b</text:span><text:span text:style-name="T35">jk</text:span></text:p>
            <draw:enhanced-geometry svg:viewBox="0 0 21600 21600" draw:type="mso-spt202" draw:enhanced-path="M 0 0 L 21600 0 21600 21600 0 21600 0 0 Z N"/>
          </draw:custom-shape>
          <draw:custom-shape draw:style-name="gr1" draw:text-style-name="P2" draw:layer="layout" svg:width="8.892cm" svg:height="1.417cm" svg:x="13.03cm" svg:y="13.335cm">
            <text:p text:style-name="P1"><text:span text:style-name="T34">b</text:span><text:span text:style-name="T35">jk</text:span><text:span text:style-name="T4"></text:span><text:span text:style-name="T3"> span(</text:span><text:span text:style-name="T36">Ai</text:span><text:span text:style-name="T3">) </text:span><text:span text:style-name="T4"></text:span><text:span text:style-name="T3"> </text:span><text:span text:style-name="T33">b</text:span><text:span text:style-name="T35">jk </text:span><text:span text:style-name="T4"></text:span><text:span text:style-name="T3"> </text:span><text:span text:style-name="T37">Ai</text:span></text:p>
            <draw:enhanced-geometry svg:viewBox="0 0 21600 21600" draw:type="mso-spt202" draw:enhanced-path="M 0 0 L 21600 0 21600 21600 0 21600 0 0 Z N"/>
          </draw:custom-shape>
        </draw:g>
        <draw:g draw:id="id27">
          <draw:line draw:style-name="gr23" draw:text-style-name="P5" draw:layer="layout" svg:x1="9.737cm" svg:y1="11.642cm" svg:x2="9.737cm" svg:y2="15.663cm">
            <text:p/>
          </draw:line>
          <draw:custom-shape draw:style-name="gr1" draw:text-style-name="P2" draw:layer="layout" svg:width="1.116cm" svg:height="1.277cm" svg:x="9.104cm" svg:y="15.452cm">
            <text:p text:style-name="P1"><text:span text:style-name="T38">ai</text:span></text:p>
            <draw:enhanced-geometry svg:viewBox="0 0 21600 21600" draw:type="rectangle" draw:enhanced-path="M 0 0 L 21600 0 21600 21600 0 21600 0 0 Z N"/>
          </draw:custom-shape>
        </draw:g>
        <draw:custom-shape draw:style-name="gr1" draw:text-style-name="P2" draw:id="id28" draw:layer="layout" svg:width="7.898cm" svg:height="1.277cm" svg:x="10.156cm" svg:y="15.452cm">
          <text:p text:style-name="P1"><text:span text:style-name="T3">ortogonale a span(</text:span><text:span text:style-name="T36">Ai</text:span><text:span text:style-name="T3">)</text:span></text:p>
          <draw:enhanced-geometry svg:viewBox="0 0 21600 21600" draw:type="mso-spt202" draw:enhanced-path="M 0 0 L 21600 0 21600 21600 0 21600 0 0 Z N"/>
        </draw:custom-shape>
        <draw:g draw:id="id29">
          <draw:custom-shape draw:style-name="gr1" draw:text-style-name="P2" draw:layer="layout" svg:width="5.734cm" svg:height="1.417cm" svg:x="10.188cm" svg:y="15.452cm">
            <text:p text:style-name="P1"><text:span text:style-name="T3">ortogonale a </text:span><text:span text:style-name="T34">b</text:span><text:span text:style-name="T35">jk</text:span></text:p>
            <draw:enhanced-geometry svg:viewBox="0 0 21600 21600" draw:type="mso-spt202" draw:enhanced-path="M 0 0 L 21600 0 21600 21600 0 21600 0 0 Z N"/>
          </draw:custom-shape>
          <draw:custom-shape draw:style-name="gr1" draw:text-style-name="P2" draw:layer="layout" svg:width="1.289cm" svg:height="1.277cm" draw:transform="rotate (1.5707963267946) translate (14.393cm 15.735cm)">
            <text:p text:style-name="P8"><text:span text:style-name="T39"></text:span></text:p>
            <draw:enhanced-geometry svg:viewBox="0 0 21600 21600" draw:type="mso-spt202" draw:enhanced-path="M 0 0 L 21600 0 21600 21600 0 21600 0 0 Z N"/>
          </draw:custom-shape>
        </draw:g>
        <draw:custom-shape draw:style-name="gr1" draw:text-style-name="P2" draw:id="id34" draw:layer="layout" svg:width="7.975cm" svg:height="1.417cm" svg:x="7.95cm" svg:y="16.933cm">
          <text:p text:style-name="P1"><text:span text:style-name="T36">ai</text:span><text:span text:style-name="T3"> </text:span><text:span text:style-name="T21">• </text:span><text:span text:style-name="T34">b</text:span><text:span text:style-name="T35">jk</text:span><text:span text:style-name="T3"> = 0 </text:span><text:span text:style-name="T4"></text:span><text:span text:style-name="T3"> </text:span><text:span text:style-name="T33">b</text:span><text:span text:style-name="T35">jk </text:span><text:span text:style-name="T4"></text:span><text:span text:style-name="T3"> </text:span><text:span text:style-name="T37">Ai</text:span><text:span text:style-name="T3"> </text:span></text:p>
          <draw:enhanced-geometry svg:viewBox="0 0 21600 21600" draw:type="mso-spt202" draw:enhanced-path="M 0 0 L 21600 0 21600 21600 0 21600 0 0 Z N"/>
        </draw:custom-shape>
        <draw:custom-shape draw:style-name="gr1" draw:text-style-name="P2" draw:id="id35" draw:layer="layout" svg:width="17.657cm" svg:height="1.417cm" svg:x="3.508cm" svg:y="16.933cm">
          <text:p text:style-name="P1"><text:span text:style-name="T37">Ai</text:span><text:span text:style-name="T3"> interseca </text:span><text:span text:style-name="T33">Bj</text:span><text:span text:style-name="T3"> </text:span><text:span text:style-name="T4"></text:span><text:span text:style-name="T3"> (</text:span><text:span text:style-name="T36">ai</text:span><text:span text:style-name="T3"> </text:span><text:span text:style-name="T21">• </text:span><text:span text:style-name="T34">b</text:span><text:span text:style-name="T35">j1</text:span><text:span text:style-name="T3">) (</text:span><text:span text:style-name="T36">ai</text:span><text:span text:style-name="T3"> </text:span><text:span text:style-name="T21">• </text:span><text:span text:style-name="T34">b</text:span><text:span text:style-name="T35">j2</text:span><text:span text:style-name="T3">) … (</text:span><text:span text:style-name="T36">ai</text:span><text:span text:style-name="T3"> </text:span><text:span text:style-name="T21">• </text:span><text:span text:style-name="T34">b</text:span><text:span text:style-name="T35">js</text:span><text:span text:style-name="T3">) = 0</text:span></text:p>
          <draw:enhanced-geometry svg:viewBox="0 0 21600 21600" draw:type="mso-spt202" draw:enhanced-path="M 0 0 L 21600 0 21600 21600 0 21600 0 0 Z N"/>
        </draw:custom-shape>
        <draw:custom-shape draw:style-name="gr24" draw:text-style-name="P9" draw:id="id31" draw:layer="layout" svg:width="14.394cm" svg:height="6.985cm" svg:x="10.16cm" svg:y="6.35cm">
          <text:p text:style-name="P1"><text:span text:style-name="T40">Perché esiste: </text:span><text:span text:style-name="T41">Se W un sottospazio di V, allora l’insieme</text:span></text:p>
          <text:p text:style-name="P6"><text:span text:style-name="T41">W</text:span><text:span text:style-name="T42"></text:span><text:span text:style-name="T43"> </text:span><text:span text:style-name="T41">:= {</text:span><text:span text:style-name="T44">u</text:span><text:span text:style-name="T41"> | </text:span><text:span text:style-name="T44">u</text:span><text:span text:style-name="T41"> </text:span><text:span text:style-name="T45">•</text:span><text:span text:style-name="T44">w</text:span><text:span text:style-name="T41"> = 0 per ogni w </text:span><text:span text:style-name="T46"></text:span><text:span text:style-name="T41">W}</text:span></text:p>
          <text:p text:style-name="P1"><text:span text:style-name="T41">è non vuoto ogni volta che </text:span></text:p>
          <text:p text:style-name="P6"><text:span text:style-name="T41">dim(W) &lt; dim(V)</text:span></text:p>
          <text:p text:style-name="P1"><text:span text:style-name="T41">Ossia esiste un vettore </text:span><text:span text:style-name="T44">u</text:span><text:span text:style-name="T41"> </text:span><text:span text:style-name="T46"></text:span><text:span text:style-name="T41"> V ortogonale a tutti i vettori di W.Nel nostro caso W =span(</text:span><text:span text:style-name="T44">A</text:span><text:span text:style-name="T41">i).</text:span></text:p>
          <draw:enhanced-geometry svg:viewBox="0 0 21600 21600" draw:glue-points="10800 0 0 10800 10800 21600 21600 10800 ?f40 ?f41" draw:text-areas="0 0 21600 21600" draw:type="rectangular-callout" draw:modifiers="2005 273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id="id26" draw:layer="layout" svg:width="3.81cm" svg:height="1.27cm" svg:x="19.284cm" svg:y="10.16cm">
          <text:p text:style-name="P4">perchè?</text:p>
          <draw:enhanced-geometry svg:viewBox="0 0 21600 21600" draw:text-areas="800 800 20800 20800" draw:type="round-rectangular-callout" draw:modifiers="-3882.44555234846 582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id="id33" draw:layer="layout" svg:width="3.81cm" svg:height="1.27cm" svg:x="18.838cm" svg:y="15.452cm">
          <text:p text:style-name="P4">perchè?</text:p>
          <draw:enhanced-geometry svg:viewBox="0 0 21600 21600" draw:text-areas="800 800 20800 20800" draw:mirror-horizontal="false" draw:mirror-vertical="false" draw:type="round-rectangular-callout" draw:modifiers="-18777.433744424 -6695.830055074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0" smil:attributeName="visibility" smil:to="visible"/>
                  <anim:transitionFilter smil:dur="1s" smil:targetElement="id20" smil:type="fade" smil:subtype="crossfade"/>
                </anim:par>
              </anim:par>
            </anim:par>
            <anim:par smil:begin="next">
              <anim:par smil:begin="0s">
                <anim:par anim:id="id23" smil:begin="0s" smil:fill="hold" presentation:node-type="on-click" presentation:preset-class="entrance" presentation:preset-id="ooo-entrance-fade-in">
                  <anim:set smil:begin="0s" smil:dur="0.0005s" smil:fill="hold" smil:targetElement="id21" smil:attributeName="visibility" smil:to="visible"/>
                  <anim:transitionFilter smil:dur="1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2" smil:attributeName="visibility" smil:to="visible"/>
                  <anim:transitionFilter smil:dur="1s" smil:targetElement="id22" smil:type="fade" smil:subtype="crossfade"/>
                </anim:par>
                <anim:set smil:begin="0s" smil:dur="0.001s" smil:fill="hold" presentation:master-element="id23" smil:targetElement="id21" smil:attributeName="visibility" smil:to="hidden"/>
              </anim:par>
            </anim:par>
            <anim:par smil:begin="next">
              <anim:par smil:begin="0s">
                <anim:par smil:begin="0s" smil:fill="hold" presentation:preset-property="Direction" presentation:node-type="on-click" presentation:preset-class="entrance" presentation:preset-id="ooo-entrance-fly-in-slow" presentation:preset-sub-type="from-bottom">
                  <anim:set smil:begin="0s" smil:dur="0.0006s" smil:fill="hold" smil:targetElement="id24" smil:attributeName="visibility" smil:to="visible"/>
                  <anim:animate smil:dur="3s" smil:fill="hold" smil:targetElement="id24" smil:attributeName="x" smil:values="x;x" smil:keyTimes="0;1"/>
                  <anim:animate smil:dur="3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par smil:begin="next">
              <anim:par smil:begin="0s">
                <anim:par smil:begin="0s" smil:fill="hold" presentation:node-type="on-click"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smil:begin="0.5s">
                <anim:par anim:id="id30" smil:begin="0s" smil:fill="hold" presentation:node-type="after-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9" smil:attributeName="visibility" smil:to="visible"/>
                  <anim:transitionFilter smil:dur="1s" smil:targetElement="id29" smil:type="fade" smil:subtype="crossfade"/>
                </anim:par>
                <anim:set smil:begin="0s" smil:dur="0.001s" smil:fill="hold" presentation:master-element="id30" smil:targetElement="id28" smil:attributeName="visibility" smil:to="hidden"/>
              </anim:par>
            </anim:par>
            <anim:par smil:begin="next">
              <anim:par smil:begin="0s">
                <anim:par anim:id="id32" smil:begin="0s" smil:fill="hold" presentation:node-type="on-click" presentation:preset-class="entrance" presentation:preset-id="ooo-entrance-fade-in">
                  <anim:set smil:begin="0s" smil:dur="0.0005s" smil:fill="hold" smil:targetElement="id31" smil:attributeName="visibility" smil:to="visible"/>
                  <anim:transitionFilter smil:dur="1s" smil:targetElement="id31" smil:type="fade" smil:subtype="crossfade"/>
                </anim:par>
              </anim:par>
            </anim:par>
            <anim:par smil:begin="next">
              <anim:par smil:begin="0s">
                <anim:par smil:begin="0s" smil:fill="hold" presentation:node-type="on-click" presentation:preset-class="exit" presentation:preset-id="ooo-exit-fade-out">
                  <anim:transitionFilter smil:dur="0.5s" smil:targetElement="id31" smil:type="fade" smil:subtype="crossfade" smil:mode="out"/>
                  <anim:set smil:begin="0.49975s" smil:dur="0.00025s" smil:fill="hold" smil:targetElement="id31" smil:attributeName="visibility" smil:to="hidden"/>
                </anim:par>
                <anim:set smil:begin="0s" smil:dur="0.001s" smil:fill="hold" presentation:master-element="id32" smil:targetElement="id31" smil:attributeName="visibility" smil:to="hidden"/>
              </anim:par>
            </anim:par>
            <anim:par smil:begin="next">
              <anim:par smil:begin="0s">
                <anim:par smil:begin="0s" smil:fill="hold" presentation:node-type="on-click" presentation:preset-class="entrance" presentation:preset-id="ooo-entrance-fade-in">
                  <anim:set smil:begin="0s" smil:dur="0.0005s" smil:fill="hold" smil:targetElement="id33" smil:attributeName="visibility" smil:to="visible"/>
                  <anim:transitionFilter smil:dur="1s" smil:targetElement="id33" smil:type="fade" smil:subtype="crossfade"/>
                </anim:par>
              </anim:par>
            </anim:par>
            <anim:par smil:begin="next">
              <anim:par smil:begin="0s">
                <anim:par smil:begin="0s" smil:fill="hold" presentation:node-type="on-click" presentation:preset-class="exit" presentation:preset-id="ooo-exit-fade-out">
                  <anim:transitionFilter smil:dur="0.5s" smil:targetElement="id33" smil:type="fade" smil:subtype="crossfade" smil:mode="out"/>
                  <anim:set smil:begin="0.49975s" smil:dur="0.00025s" smil:fill="hold" smil:targetElement="id33" smil:attributeName="visibility" smil:to="hidden"/>
                </anim:par>
              </anim:par>
            </anim:par>
            <anim:par smil:begin="next">
              <anim:par smil:begin="0s">
                <anim:par anim:id="id36" smil:begin="0s" smil:fill="hold" presentation:node-type="on-click" presentation:preset-class="entrance" presentation:preset-id="ooo-entrance-fade-in">
                  <anim:set smil:begin="0s" smil:dur="0.0005s" smil:fill="hold" smil:targetElement="id34" smil:attributeName="visibility" smil:to="visible"/>
                  <anim:transitionFilter smil:dur="1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set smil:begin="0s" smil:dur="0.001s" smil:fill="hold" presentation:master-element="id36" smil:targetElement="id34" smil:attributeName="visibility" smil:to="hidden"/>
              </anim:par>
            </anim:par>
          </anim:seq>
        </anim:par>
        <presentation:notes draw:style-name="dp2">
          <draw:page-thumbnail draw:style-name="gr3"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Teorema di Bollob</text:span><text:span text:style-name="T21">á</text:span><text:span text:style-name="T3">s</text:span></text:p>
          </draw:text-box>
        </draw:frame>
        <draw:custom-shape draw:style-name="gr1" draw:text-style-name="P2" draw:layer="layout" svg:width="10.349cm" svg:height="2.123cm" svg:x="7.402cm" svg:y="3.598cm">
          <text:p text:style-name="P1"><text:span text:style-name="T24">(dimostrazione)</text:span></text:p>
          <draw:enhanced-geometry svg:viewBox="0 0 21600 21600" draw:type="rectangle" draw:enhanced-path="M 0 0 L 21600 0 21600 21600 0 21600 0 0 Z N"/>
        </draw:custom-shape>
        <draw:custom-shape draw:style-name="gr1" draw:text-style-name="P2" draw:layer="layout" svg:width="17.657cm" svg:height="1.417cm" svg:x="3.508cm" svg:y="16.933cm">
          <text:p text:style-name="P1"><text:span text:style-name="T37">Ai</text:span><text:span text:style-name="T3"> interseca </text:span><text:span text:style-name="T33">Bj</text:span><text:span text:style-name="T3"> </text:span><text:span text:style-name="T4"></text:span><text:span text:style-name="T3"> (</text:span><text:span text:style-name="T36">ai</text:span><text:span text:style-name="T3"> </text:span><text:span text:style-name="T21">• </text:span><text:span text:style-name="T34">b</text:span><text:span text:style-name="T35">j1</text:span><text:span text:style-name="T3">) (</text:span><text:span text:style-name="T36">ai</text:span><text:span text:style-name="T3"> </text:span><text:span text:style-name="T21">• </text:span><text:span text:style-name="T34">b</text:span><text:span text:style-name="T35">j2</text:span><text:span text:style-name="T3">) … (</text:span><text:span text:style-name="T36">ai</text:span><text:span text:style-name="T3"> </text:span><text:span text:style-name="T21">• </text:span><text:span text:style-name="T34">b</text:span><text:span text:style-name="T35">js</text:span><text:span text:style-name="T3">) = 0</text:span></text:p>
          <draw:enhanced-geometry svg:viewBox="0 0 21600 21600" draw:type="mso-spt202" draw:enhanced-path="M 0 0 L 21600 0 21600 21600 0 21600 0 0 Z N"/>
        </draw:custom-shape>
        <draw:g draw:id="id37">
          <draw:g>
            <draw:custom-shape draw:style-name="gr7" draw:text-style-name="P2" draw:layer="layout" svg:width="5.715cm" svg:height="5.503cm" svg:x="9.313cm" svg:y="7.099cm">
              <text:p/>
              <draw:enhanced-geometry svg:viewBox="0 0 21600 21600" draw:type="rectangle" draw:enhanced-path="M 0 0 L 21600 0 21600 21600 0 21600 0 0 Z N"/>
            </draw:custom-shape>
            <draw:custom-shape draw:style-name="gr1" draw:text-style-name="P2" draw:layer="layout" svg:width="1.666cm" svg:height="3.054cm" svg:x="13.339cm" svg:y="6.773cm">
              <text:p text:style-name="P1"><text:span text:style-name="T47">0</text:span></text:p>
              <draw:enhanced-geometry svg:viewBox="0 0 21600 21600" draw:type="mso-spt202" draw:enhanced-path="M 0 0 L 21600 0 21600 21600 0 21600 0 0 Z N"/>
            </draw:custom-shape>
            <draw:custom-shape draw:style-name="gr1" draw:text-style-name="P2" draw:layer="layout" svg:width="1.666cm" svg:height="3.054cm" svg:x="9.317cm" svg:y="9.736cm">
              <text:p text:style-name="P1"><text:span text:style-name="T47">0</text:span></text:p>
              <draw:enhanced-geometry svg:viewBox="0 0 21600 21600" draw:type="mso-spt202" draw:enhanced-path="M 0 0 L 21600 0 21600 21600 0 21600 0 0 Z N"/>
            </draw:custom-shape>
            <draw:line draw:style-name="gr8" draw:text-style-name="P5" draw:layer="layout" svg:x1="9.313cm" svg:y1="7.946cm" svg:x2="14.181cm" svg:y2="12.602cm">
              <text:p/>
            </draw:line>
            <draw:line draw:style-name="gr8" draw:text-style-name="P5" draw:layer="layout" svg:x1="10.371cm" svg:y1="7.099cm" svg:x2="15.028cm" svg:y2="11.544cm">
              <text:p/>
            </draw:line>
            <draw:custom-shape draw:style-name="gr1" draw:text-style-name="P2" draw:layer="layout" svg:width="1.966cm" svg:height="1.615cm" svg:x="9.39cm" svg:y="7.099cm">
              <text:p text:style-name="P8"><text:span text:style-name="T8"></text:span><text:span text:style-name="T9">0</text:span></text:p>
              <draw:enhanced-geometry svg:viewBox="0 0 21600 21600" draw:type="rectangle" draw:enhanced-path="M 0 0 L 21600 0 21600 21600 0 21600 0 0 Z N"/>
            </draw:custom-shape>
            <draw:custom-shape draw:style-name="gr1" draw:text-style-name="P2" draw:layer="layout" svg:width="1.966cm" svg:height="1.615cm" svg:x="12.989cm" svg:y="10.486cm">
              <text:p text:style-name="P8"><text:span text:style-name="T8"></text:span><text:span text:style-name="T9">0</text:span></text:p>
              <draw:enhanced-geometry svg:viewBox="0 0 21600 21600" draw:type="rectangle" draw:enhanced-path="M 0 0 L 21600 0 21600 21600 0 21600 0 0 Z N"/>
            </draw:custom-shape>
            <draw:line draw:style-name="gr9" draw:text-style-name="P5" draw:layer="layout" svg:x1="11.006cm" svg:y1="8.581cm" svg:x2="13.334cm" svg:y2="10.909cm">
              <text:p/>
            </draw:line>
          </draw:g>
          <draw:custom-shape draw:style-name="gr1" draw:text-style-name="P2" draw:layer="layout" svg:width="8.842cm" svg:height="1.277cm" svg:x="7.399cm" svg:y="13.334cm">
            <text:p text:style-name="P1"><text:span text:style-name="T10">criterio della diagonale</text:span></text:p>
            <draw:enhanced-geometry svg:viewBox="0 0 21600 21600" draw:type="mso-spt202" draw:enhanced-path="M 0 0 L 21600 0 21600 21600 0 21600 0 0 Z N"/>
          </draw:custom-shape>
        </draw:g>
        <draw:g>
          <draw:custom-shape draw:style-name="gr7" draw:text-style-name="P2" draw:layer="layout" svg:width="0.829cm" svg:height="9.525cm" draw:transform="rotate (-1.5678292670674) translate (19.471cm 16.2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2" draw:layer="layout" svg:width="2.2cm" svg:height="1.277cm" svg:x="13.758cm" svg:y="15.028cm">
            <text:p text:style-name="P1"><text:span text:style-name="T33">fj</text:span><text:span text:style-name="T3">(</text:span><text:span text:style-name="T36">ai</text:span><text:span text:style-name="T3">)</text:span></text:p>
            <draw:enhanced-geometry svg:viewBox="0 0 21600 21600" draw:type="mso-spt202" draw:enhanced-path="M 0 0 L 21600 0 21600 21600 0 21600 0 0 Z N"/>
          </draw:custom-shape>
        </draw:g>
        <draw:g draw:id="id38">
          <draw:custom-shape draw:style-name="gr6" draw:text-style-name="P2" draw:layer="layout" svg:width="3.175cm" svg:height="1.058cm" svg:x="15.663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5.07cm" svg:height="3.309cm" svg:x="18.417cm" svg:y="8.043cm">
            <text:p text:style-name="P6"><text:span text:style-name="T3">f1,…,fm</text:span></text:p>
            <text:p text:style-name="P6"><text:span text:style-name="T6">linearmente </text:span></text:p>
            <text:p text:style-name="P6"><text:span text:style-name="T6">indipendenti</text:span></text:p>
            <draw:enhanced-geometry svg:viewBox="0 0 21600 21600" draw:type="rectangle" draw:enhanced-path="M 0 0 L 21600 0 21600 21600 0 21600 0 0 Z N"/>
          </draw:custom-shape>
        </draw:g>
        <draw:g draw:id="id39">
          <draw:custom-shape draw:style-name="gr6" draw:text-style-name="P2" draw:layer="layout" svg:width="0.847cm" svg:height="1.481cm" svg:x="20.32cm" svg:y="11.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2" draw:layer="layout" svg:width="2.674cm" svg:height="1.277cm" svg:x="19.164cm" svg:y="13.547cm">
            <text:p text:style-name="P1">m <text:span text:style-name="T39"></text:span> d</text:p>
            <draw:enhanced-geometry svg:viewBox="0 0 21600 21600" draw:type="mso-spt202" draw:enhanced-path="M 0 0 L 21600 0 21600 21600 0 21600 0 0 Z N"/>
          </draw:custom-shape>
        </draw:g>
        <draw:g draw:id="id40">
          <draw:custom-shape draw:style-name="gr25" draw:text-style-name="P2" draw:layer="layout" svg:width="6.985cm" svg:height="2.963cm" svg:x="12.065cm" svg:y="9.525cm">
            <text:p/>
            <draw:enhanced-geometry svg:viewBox="0 0 21600 21600" draw:text-areas="3000 3320 17110 17330" draw:type="cloud-callout" draw:modifiers="26795 31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2" draw:layer="layout" svg:width="6.248cm" svg:height="1.277cm" svg:x="13.124cm" svg:y="10.512cm">
            <text:p text:style-name="P1">Scopriamo d</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7" smil:attributeName="visibility" smil:to="visible"/>
                  <anim:transitionFilter smil:dur="1s" smil:targetElement="id37"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38" smil:attributeName="visibility" smil:to="visible"/>
                  <anim:transitionFilter smil:dur="0.5s" smil:targetElement="id3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par smil:begin="next">
              <anim:par smil:begin="0s">
                <anim:par anim:id="id41"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anim:par>
            <anim:par smil:begin="next">
              <anim:par smil:begin="0s">
                <anim:set smil:begin="0s" smil:dur="0.001s" smil:fill="hold" presentation:master-element="id41" smil:targetElement="id40" smil:attributeName="visibility" smil:to="hidden"/>
              </anim:par>
            </anim:par>
          </anim:seq>
        </anim:par>
        <presentation:notes draw:style-name="dp2">
          <draw:page-thumbnail draw:style-name="gr3"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Teorema di Bollob</text:span><text:span text:style-name="T21">á</text:span><text:span text:style-name="T3">s</text:span></text:p>
          </draw:text-box>
        </draw:frame>
        <draw:custom-shape draw:style-name="gr1" draw:text-style-name="P2" draw:layer="layout" svg:width="10.349cm" svg:height="2.123cm" svg:x="7.402cm" svg:y="3.598cm">
          <text:p text:style-name="P1"><text:span text:style-name="T24">(dimostrazione)</text:span></text:p>
          <draw:enhanced-geometry svg:viewBox="0 0 21600 21600" draw:type="rectangle" draw:enhanced-path="M 0 0 L 21600 0 21600 21600 0 21600 0 0 Z N"/>
        </draw:custom-shape>
        <draw:custom-shape draw:style-name="gr1" draw:text-style-name="P2" draw:layer="layout" svg:width="17.657cm" svg:height="1.417cm" svg:x="3.508cm" svg:y="16.933cm">
          <text:p text:style-name="P1"><text:span text:style-name="T37">Ai</text:span><text:span text:style-name="T3"> interseca </text:span><text:span text:style-name="T33">Bj</text:span><text:span text:style-name="T3"> </text:span><text:span text:style-name="T4"></text:span><text:span text:style-name="T3"> (</text:span><text:span text:style-name="T36">ai</text:span><text:span text:style-name="T3"> </text:span><text:span text:style-name="T21">• </text:span><text:span text:style-name="T34">b</text:span><text:span text:style-name="T35">j1</text:span><text:span text:style-name="T3">) (</text:span><text:span text:style-name="T36">ai</text:span><text:span text:style-name="T3"> </text:span><text:span text:style-name="T21">• </text:span><text:span text:style-name="T34">b</text:span><text:span text:style-name="T35">j2</text:span><text:span text:style-name="T3">) … (</text:span><text:span text:style-name="T36">ai</text:span><text:span text:style-name="T3"> </text:span><text:span text:style-name="T21">• </text:span><text:span text:style-name="T34">b</text:span><text:span text:style-name="T35">js</text:span><text:span text:style-name="T3">) = 0</text:span></text:p>
          <draw:enhanced-geometry svg:viewBox="0 0 21600 21600" draw:type="mso-spt202" draw:enhanced-path="M 0 0 L 21600 0 21600 21600 0 21600 0 0 Z N"/>
        </draw:custom-shape>
        <draw:g>
          <draw:custom-shape draw:style-name="gr7" draw:text-style-name="P2" draw:layer="layout" svg:width="0.829cm" svg:height="9.525cm" draw:transform="rotate (-1.5678292670674) translate (19.471cm 16.2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2" draw:layer="layout" svg:width="2.2cm" svg:height="1.277cm" svg:x="13.758cm" svg:y="15.028cm">
            <text:p text:style-name="P1"><text:span text:style-name="T33">fj</text:span><text:span text:style-name="T3">(</text:span><text:span text:style-name="T36">ai</text:span><text:span text:style-name="T3">)</text:span></text:p>
            <draw:enhanced-geometry svg:viewBox="0 0 21600 21600" draw:type="mso-spt202" draw:enhanced-path="M 0 0 L 21600 0 21600 21600 0 21600 0 0 Z N"/>
          </draw:custom-shape>
        </draw:g>
        <draw:custom-shape draw:style-name="gr1" draw:text-style-name="P2" draw:layer="layout" svg:width="2.674cm" svg:height="1.277cm" svg:x="19.164cm" svg:y="13.547cm">
          <text:p text:style-name="P1">m <text:span text:style-name="T39"></text:span> d</text:p>
          <draw:enhanced-geometry svg:viewBox="0 0 21600 21600" draw:type="mso-spt202" draw:enhanced-path="M 0 0 L 21600 0 21600 21600 0 21600 0 0 Z N"/>
        </draw:custom-shape>
        <draw:custom-shape draw:style-name="gr1" draw:text-style-name="P2" draw:layer="layout" svg:width="14.066cm" svg:height="3.309cm" svg:x="4.216cm" svg:y="6.562cm">
          <text:p text:id="id42" text:style-name="P1"><text:span text:style-name="T3">d polinomi “base” generano tutte le fj():</text:span></text:p>
          <text:p text:style-name="P1"><text:span text:style-name="T3"/></text:p>
          <text:p text:id="id43" text:style-name="P1"><text:span text:style-name="T3">fj(x) = </text:span><text:span text:style-name="T4"></text:span><text:span text:style-name="T3">1*p1(x) + … + </text:span><text:span text:style-name="T4"></text:span><text:span text:style-name="T3">d*pd(x) </text:span></text:p>
          <draw:enhanced-geometry svg:viewBox="0 0 21600 21600" draw:type="mso-spt202" draw:enhanced-path="M 0 0 L 21600 0 21600 21600 0 21600 0 0 Z N"/>
        </draw:custom-shape>
        <draw:frame draw:style-name="gr17" draw:id="id44" draw:layer="layout" svg:width="13.754cm" svg:height="1.61cm" svg:x="3.81cm" svg:y="8.55cm">
          <draw:object xlink:href="./Object 6" xlink:type="simple" xlink:show="embed" xlink:actuate="onLoad"/>
          <draw:image xlink:href="./ObjectReplacements/Object 6" xlink:type="simple" xlink:show="embed" xlink:actuate="onLoad"/>
        </draw:frame>
        <draw:g draw:id="id46">
          <draw:custom-shape draw:style-name="gr26" draw:text-style-name="P2" draw:layer="layout" svg:width="4.868cm" svg:height="0.635cm" svg:x="10.902cm" svg:y="8.714cm">
            <text:p/>
            <draw:enhanced-geometry svg:viewBox="0 0 21600 21600" draw:type="rectangle" draw:enhanced-path="M 0 0 L 21600 0 21600 21600 0 21600 0 0 Z N"/>
          </draw:custom-shape>
          <draw:custom-shape draw:style-name="gr1" draw:text-style-name="P2" draw:layer="layout" svg:width="7.089cm" svg:height="2.293cm" svg:x="10.056cm" svg:y="11.042cm">
            <text:p text:style-name="P6"><text:span text:style-name="T32">grado complessivo </text:span></text:p>
            <text:p text:style-name="P6"><text:span text:style-name="T32">esattamente </text:span><text:span text:style-name="T48">s</text:span></text:p>
            <draw:enhanced-geometry svg:viewBox="0 0 21600 21600" draw:type="mso-spt202" draw:enhanced-path="M 0 0 L 21600 0 21600 21600 0 21600 0 0 Z N"/>
          </draw:custom-shape>
          <draw:line draw:style-name="gr21" draw:text-style-name="P5" draw:layer="layout" svg:x1="13.653cm" svg:y1="11.253cm" svg:x2="13.653cm" svg:y2="9.348cm">
            <text:p/>
          </draw:line>
        </draw:g>
        <draw:frame draw:style-name="gr17" draw:id="id48" draw:layer="layout" svg:width="6.076cm" svg:height="1.46cm" svg:x="3.065cm" svg:y="11.43cm">
          <draw:object xlink:href="./Object 7" xlink:type="simple" xlink:show="embed" xlink:actuate="onLoad"/>
          <draw:image xlink:href="./ObjectReplacements/Object 7" xlink:type="simple" xlink:show="embed" xlink:actuate="onLoad"/>
        </draw:frame>
        <draw:g draw:id="id45">
          <draw:custom-shape draw:style-name="gr1" draw:text-style-name="P2" draw:layer="layout" svg:width="5.701cm" svg:height="1.277cm" svg:x="10.16cm" svg:y="9.736cm">
            <text:p text:style-name="P1"><text:span text:style-name="T32">polinomio base</text:span></text:p>
            <draw:enhanced-geometry svg:viewBox="0 0 21600 21600" draw:type="mso-spt202" draw:enhanced-path="M 0 0 L 21600 0 21600 21600 0 21600 0 0 Z N"/>
          </draw:custom-shape>
          <draw:custom-shape draw:style-name="gr27" draw:text-style-name="P4" draw:layer="layout" svg:width="5.512cm" svg:height="1.057cm" svg:x="10.363cm" svg:y="8.89cm">
            <text:p/>
            <draw:enhanced-geometry svg:viewBox="0 0 21600 21600" draw:type="rectangle" draw:enhanced-path="M 0 0 L 21600 0 21600 21600 0 21600 0 0 Z N"/>
          </draw:custom-shape>
        </draw:g>
        <draw:custom-shape draw:style-name="gr28" draw:text-style-name="P11" draw:id="id50" draw:layer="layout" svg:width="7.831cm" svg:height="1.482cm" svg:x="4.657cm" svg:y="13.758cm">
          <text:p text:style-name="P6">quanti ce ne sono?</text:p>
          <draw:enhanced-geometry svg:viewBox="0 0 21600 21600" draw:text-areas="800 800 20800 20800" draw:type="round-rectangular-callout" draw:modifiers="2128 -13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51">
          <draw:frame draw:style-name="gr17" draw:layer="layout" svg:width="3.198cm" svg:height="3.217cm" svg:x="13.97cm" svg:y="10.372cm">
            <draw:object xlink:href="./Object 8" xlink:type="simple" xlink:show="embed" xlink:actuate="onLoad"/>
            <draw:image xlink:href="./ObjectReplacements/Object 8" xlink:type="simple" xlink:show="embed" xlink:actuate="onLoad"/>
          </draw:frame>
          <draw:custom-shape draw:style-name="gr1" draw:text-style-name="P2" draw:layer="layout" svg:width="3.66cm" svg:height="1.277cm" svg:x="10.372cm" svg:y="11.43cm">
            <text:p text:style-name="P1">Risposta:</text:p>
            <draw:enhanced-geometry svg:viewBox="0 0 21600 21600" draw:type="mso-spt202" draw:enhanced-path="M 0 0 L 21600 0 21600 21600 0 21600 0 0 Z N"/>
          </draw:custom-shape>
        </draw:g>
        <draw:custom-shape draw:style-name="gr1" draw:text-style-name="P2" draw:id="id53" draw:layer="layout" svg:width="3.66cm" svg:height="1.277cm" svg:x="18.369cm" svg:y="11.333cm">
          <text:p text:style-name="P1">Esercizio</text:p>
          <draw:enhanced-geometry svg:viewBox="0 0 21600 21600" draw:type="mso-spt202" draw:enhanced-path="M 0 0 L 21600 0 21600 21600 0 21600 0 0 Z N"/>
        </draw:custom-shape>
        <draw:g draw:id="id54">
          <draw:line draw:style-name="gr21" draw:text-style-name="P5" draw:layer="layout" svg:x1="17.568cm" svg:y1="12.277cm" svg:x2="20.955cm" svg:y2="13.758cm">
            <text:p/>
          </draw:line>
          <draw:custom-shape draw:style-name="gr27" draw:text-style-name="P4" draw:layer="layout" svg:width="3.598cm" svg:height="3.81cm" svg:x="13.97cm" svg:y="10.16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2" anim:sub-item="text" smil:attributeName="visibility" smil:to="visible"/>
                  <anim:transitionFilter smil:dur="1s" smil:targetElement="id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anim:par smil:begin="next">
              <anim:par smil:begin="0s">
                <anim:par smil:begin="0s" smil:fill="hold" presentation:node-type="on-click" presentation:preset-class="exit" presentation:preset-id="ooo-exit-fade-out">
                  <anim:transitionFilter smil:dur="0.5s" smil:targetElement="id43" anim:sub-item="text" smil:type="fade" smil:subtype="crossfade" smil:mode="out"/>
                  <anim:set smil:begin="0.49975s" smil:dur="0.00025s" smil:fill="hold" smil:targetElement="id43" anim:sub-item="text" smil:attributeName="visibility" smil:to="hidden"/>
                </anim:par>
                <anim:par smil:begin="0s" smil:fill="hold" presentation:node-type="with-previous" presentation:preset-class="entrance" presentation:preset-id="ooo-entrance-fade-in">
                  <anim:set smil:begin="0s" smil:dur="0.0005s" smil:fill="hold" smil:targetElement="id44" smil:attributeName="visibility" smil:to="visible"/>
                  <anim:transitionFilter smil:dur="1s" smil:targetElement="id44" smil:type="fade" smil:subtype="crossfade"/>
                </anim:par>
              </anim:par>
            </anim:par>
            <anim:par smil:begin="next">
              <anim:par smil:begin="0s">
                <anim:par anim:id="id47" smil:begin="0s" smil:fill="hold" presentation:node-type="on-click" presentation:preset-class="entrance" presentation:preset-id="ooo-entrance-fade-in">
                  <anim:set smil:begin="0s" smil:dur="0.0005s" smil:fill="hold" smil:targetElement="id45" smil:attributeName="visibility" smil:to="visible"/>
                  <anim:transitionFilter smil:dur="1s" smil:targetElement="id45" smil:type="fade" smil:subtype="crossfade"/>
                </anim:par>
              </anim:par>
            </anim:par>
            <anim:par smil:begin="next">
              <anim:par smil:begin="0s">
                <anim:par anim:id="id49" smil:begin="0s" smil:fill="hold" presentation:node-type="on-click" presentation:preset-class="entrance" presentation:preset-id="ooo-entrance-fade-in">
                  <anim:set smil:begin="0s" smil:dur="0.0005s" smil:fill="hold" smil:targetElement="id46" smil:attributeName="visibility" smil:to="visible"/>
                  <anim:transitionFilter smil:dur="1s" smil:targetElement="id46" smil:type="fade" smil:subtype="crossfade"/>
                </anim:par>
                <anim:set smil:begin="0s" smil:dur="0.001s" smil:fill="hold" presentation:master-element="id47" smil:targetElement="id45" smil:attributeName="visibility" smil:to="hidden"/>
              </anim:par>
            </anim:par>
            <anim:par smil:begin="next">
              <anim:par smil:begin="0s">
                <anim:par smil:begin="0s" smil:fill="hold" presentation:node-type="on-click" presentation:preset-class="entrance" presentation:preset-id="ooo-entrance-fade-in">
                  <anim:set smil:begin="0s" smil:dur="0.0005s" smil:fill="hold" smil:targetElement="id48" smil:attributeName="visibility" smil:to="visible"/>
                  <anim:transitionFilter smil:dur="1s" smil:targetElement="id48" smil:type="fade" smil:subtype="crossfade"/>
                </anim:par>
                <anim:set smil:begin="0s" smil:dur="0.001s" smil:fill="hold" presentation:master-element="id49" smil:targetElement="id46" smil:attributeName="visibility" smil:to="hidden"/>
              </anim:par>
            </anim:par>
            <anim:par smil:begin="next">
              <anim:par smil:begin="0s">
                <anim:par anim:id="id52" smil:begin="0s" smil:fill="hold" presentation:node-type="on-click" presentation:preset-class="entrance" presentation:preset-id="ooo-entrance-fade-in">
                  <anim:set smil:begin="0s" smil:dur="0.0005s" smil:fill="hold" smil:targetElement="id50" smil:attributeName="visibility" smil:to="visible"/>
                  <anim:transitionFilter smil:dur="1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smil:attributeName="visibility" smil:to="visible"/>
                  <anim:transitionFilter smil:dur="1s" smil:targetElement="id51" smil:type="fade" smil:subtype="crossfade"/>
                </anim:par>
                <anim:set smil:begin="0s" smil:dur="0.001s" smil:fill="hold" presentation:master-element="id52" smil:targetElement="id50" smil:attributeName="visibility" smil:to="hidden"/>
              </anim:par>
            </anim:par>
            <anim:par smil:begin="next">
              <anim:par smil:begin="0s">
                <anim:par anim:id="id55"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anim:id="id56" smil:begin="0s" smil:fill="hold" presentation:node-type="on-click"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set smil:begin="0s" smil:dur="0.001s" smil:fill="hold" presentation:master-element="id55" smil:targetElement="id53" smil:attributeName="visibility" smil:to="hidden"/>
              </anim:par>
            </anim:par>
            <anim:par smil:begin="next">
              <anim:par smil:begin="0s">
                <anim:set smil:begin="0s" smil:dur="0.001s" smil:fill="hold" presentation:master-element="id56" smil:targetElement="id54" smil:attributeName="visibility" smil:to="hidden"/>
              </anim:par>
            </anim:par>
          </anim:seq>
        </anim:par>
        <presentation:notes draw:style-name="dp2">
          <office:forms form:automatic-focus="false" form:apply-design-mode="false"/>
          <draw:page-thumbnail draw:style-name="gr3"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text:span text:style-name="T3">Teorema di Bollob</text:span><text:span text:style-name="T21">á</text:span><text:span text:style-name="T3">s</text:span></text:p>
          </draw:text-box>
        </draw:frame>
        <draw:custom-shape draw:style-name="gr29" draw:text-style-name="P13" draw:layer="layout" svg:width="10.349cm" svg:height="2.123cm" svg:x="7.402cm" svg:y="3.598cm">
          <text:p text:style-name="P12"><text:span text:style-name="T24">(dimostrazione)</text:span></text:p>
          <draw:enhanced-geometry svg:viewBox="0 0 21600 21600" draw:type="rectangle" draw:enhanced-path="M 0 0 L 21600 0 21600 21600 0 21600 0 0 Z N"/>
        </draw:custom-shape>
        <draw:g>
          <draw:custom-shape draw:style-name="gr30" draw:text-style-name="P14" draw:layer="layout" svg:width="19.941cm" svg:height="12.453cm" svg:x="2.284cm" svg:y="6.597cm">
            <text:p text:style-name="P10"><text:span text:style-name="T6">Teorema di Bollob</text:span><text:span text:style-name="T22">á</text:span><text:span text:style-name="T6">s (ver. uniforme):</text:span><text:span text:style-name="T3"> </text:span></text:p>
            <text:p text:style-name="P10"><text:span text:style-name="T3">Siano A1, … , Am sottoinsiemi di cardinalità</text:span><text:span text:style-name="T16"> r</text:span><text:span text:style-name="T3"> <text:s text:c="2"/>e</text:span></text:p>
            <text:p text:style-name="P10"><text:span text:style-name="T3">Siano B1, … , Bm sottoinsiemi di cardinalità </text:span><text:span text:style-name="T16">s</text:span><text:span text:style-name="T3"> <text:s text:c="2"/>tali che</text:span></text:p>
            <text:list text:style-name="L5">
              <text:list-item text:start-value="1">
                <text:p text:style-name="P1"><text:span text:style-name="T3">Ai e Bi hanno intersezione vuota</text:span></text:p>
              </text:list-item>
              <text:list-item>
                <text:p text:style-name="P1"><text:span text:style-name="T3">Ai e Bj hanno intersezione non vuota per i </text:span><text:span text:style-name="T4"></text:span><text:span text:style-name="T3"> j </text:span></text:p>
              </text:list-item>
            </text:list>
            <text:p text:style-name="P10"><text:span text:style-name="T3"/></text:p>
            <text:p text:style-name="P10"><text:span text:style-name="T3">Allora <text:s text:c="12"/>m </text:span><text:span text:style-name="T4"></text:span><text:span text:style-name="T3"> </text:span></text:p>
            <text:p text:style-name="P10"><text:span text:style-name="T3"/></text:p>
            <text:p text:style-name="P10"><text:span text:style-name="T3"/></text:p>
            <text:p text:style-name="P10"><text:span text:style-name="T3"/></text:p>
            <text:p text:style-name="P10"><text:span text:style-name="T3"/></text:p>
            <text:p text:style-name="P10"><text:span text:style-name="T3"><text:s/></text:span></text:p>
            <draw:enhanced-geometry svg:viewBox="0 0 21600 21600" draw:type="mso-spt202" draw:enhanced-path="M 0 0 L 21600 0 21600 21600 0 21600 0 0 Z N"/>
          </draw:custom-shape>
          <draw:frame draw:style-name="gr17" draw:layer="layout" svg:width="2.796cm" svg:height="2.816cm" svg:x="9.269cm" svg:y="11.789cm">
            <draw:object xlink:href="./Object 15" xlink:type="simple" xlink:show="embed" xlink:actuate="onLoad"/>
            <draw:image xlink:href="./ObjectReplacements/Object 15" xlink:type="simple" xlink:show="embed" xlink:actuate="onLoad"/>
          </draw:frame>
        </draw:g>
        <presentation:notes draw:style-name="dp2">
          <office:forms form:automatic-focus="false" form:apply-design-mode="false"/>
          <draw:page-thumbnail draw:style-name="gr3" draw:layer="layout" svg:width="7.142cm" svg:height="9.524cm" svg:x="5.953cm" svg:y="1.93cm" draw:page-number="12" presentation:class="page"/>
          <draw:frame presentation:style-name="pr3" draw:text-style-name="P15" draw:layer="layout" svg:width="15.239cm" svg:height="11.43cm" svg:x="1.905cm" svg:y="12.064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Cosa ricordare</text:p>
          </draw:text-box>
        </draw:frame>
        <draw:custom-shape draw:style-name="gr15" draw:text-style-name="P2" draw:layer="layout" svg:width="18.247cm" svg:height="7.373cm" svg:x="3.978cm" svg:y="6.253cm">
          <text:list text:style-name="L5">
            <text:list-item text:start-value="1">
              <text:p text:id="id57" text:style-name="P1"><text:span text:style-name="T3">Criteri per l’indipendenza lineare</text:span></text:p>
            </text:list-item>
            <text:list-item>
              <text:p text:id="id58" text:style-name="P1"><text:span text:style-name="T3">Vettori in posizione generica <text:s text:c="11"/>(determinante di Vandermonde)</text:span></text:p>
            </text:list-item>
            <text:list-item>
              <text:p text:id="id59" text:style-name="P1"><text:span text:style-name="T3">Tradurre la (non) intersezione tra insiemi in semplici polinomi <text:s text:c="26"/>(dimostrazione teorema di Bollobàs) </text:span></text:p>
            </text:list-item>
          </text:list>
          <text:p text:style-name="P10"><text:span text:style-name="T3"/></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7" anim:sub-item="text" smil:attributeName="visibility" smil:to="visible"/>
                  <anim:transitionFilter smil:dur="1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anim:seq>
        </anim:par>
        <presentation:notes draw:style-name="dp2">
          <draw:page-thumbnail draw:style-name="gr3"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Esercizio</text:p>
          </draw:text-box>
        </draw:frame>
        <draw:custom-shape draw:style-name="gr1" draw:text-style-name="P2" draw:layer="layout" svg:width="10.455cm" svg:height="1.277cm" svg:x="6.979cm" svg:y="5.503cm">
          <text:p text:style-name="P1">Dimostra il seguente teorema</text:p>
          <draw:enhanced-geometry svg:viewBox="0 0 21600 21600" draw:type="mso-spt202" draw:enhanced-path="M 0 0 L 21600 0 21600 21600 0 21600 0 0 Z N"/>
        </draw:custom-shape>
        <draw:custom-shape draw:style-name="gr15" draw:text-style-name="P2" draw:layer="layout" svg:width="20.743cm" svg:height="10.547cm" svg:x="1.905cm" svg:y="7.408cm">
          <text:p text:style-name="P16"><text:span text:style-name="T6">Teorema di Bollob</text:span><text:span text:style-name="T22">á</text:span><text:span text:style-name="T6">s (ver. uniforme “storta”):</text:span><text:span text:style-name="T3"> </text:span></text:p>
          <text:p text:style-name="P16"><text:span text:style-name="T3">Siano A1, … , Am sottoinsiemi di cardinalità</text:span><text:span text:style-name="T16"> r</text:span><text:span text:style-name="T3"> <text:s text:c="2"/>e</text:span></text:p>
          <text:p text:style-name="P16"><text:span text:style-name="T3">Siano B1, … , Bm sottoinsiemi di cardinalità </text:span><text:span text:style-name="T16">s</text:span><text:span text:style-name="T3"> <text:s text:c="2"/>tali che</text:span></text:p>
          <text:list text:style-name="L5">
            <text:list-item text:start-value="1">
              <text:p text:style-name="P17"><text:span text:style-name="T3">Ai e Bi hanno intersezione vuota</text:span></text:p>
            </text:list-item>
            <text:list-item>
              <text:p text:style-name="P17"><text:span text:style-name="T3">Ai e Bj hanno intersezione non vuota per </text:span><text:span text:style-name="T49">i &lt; j</text:span><text:span text:style-name="T3"> </text:span></text:p>
            </text:list-item>
          </text:list>
          <text:p text:style-name="P16"><text:span text:style-name="T3"/></text:p>
          <text:p text:style-name="P16"><text:span text:style-name="T3">Allora <text:s text:c="12"/>m </text:span><text:span text:style-name="T4"></text:span><text:span text:style-name="T3"> <text:s/></text:span></text:p>
          <draw:enhanced-geometry svg:viewBox="0 0 21600 21600" draw:type="rectangle" draw:enhanced-path="M 0 0 L 21600 0 21600 21600 0 21600 0 0 Z N"/>
        </draw:custom-shape>
        <draw:frame draw:style-name="gr17" draw:layer="layout" svg:width="2.796cm" svg:height="2.816cm" svg:x="8.89cm" svg:y="15.452cm">
          <draw:object xlink:href="./Object 10" xlink:type="simple" xlink:show="embed" xlink:actuate="onLoad"/>
          <draw:image xlink:href="./ObjectReplacements/Object 10" xlink:type="simple" xlink:show="embed" xlink:actuate="onLoad"/>
        </draw:frame>
        <draw:custom-shape draw:style-name="gr16" draw:text-style-name="P6" draw:id="id60" draw:layer="layout" svg:width="4.445cm" svg:height="2.54cm" svg:x="19.05cm" svg:y="10.16cm">
          <text:p text:style-name="P6">prima era </text:p>
          <text:p text:style-name="P6">i<text:span text:style-name="T39"></text:span>j</text:p>
          <draw:enhanced-geometry svg:viewBox="0 0 21600 21600" draw:text-areas="800 800 20800 20800" draw:type="round-rectangular-callout" draw:modifiers="-2895.54655870445 30415.11216056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0" smil:attributeName="visibility" smil:to="visible"/>
                  <anim:transitionFilter smil:dur="1s" smil:targetElement="id60" smil:type="fade" smil:subtype="crossfade"/>
                </anim:par>
              </anim:par>
            </anim:par>
          </anim:seq>
        </anim:par>
        <presentation:notes draw:style-name="dp2">
          <draw:page-thumbnail draw:style-name="gr3"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 draw:text-style-name="P2" draw:layer="layout" svg:width="21.59cm" svg:height="3.176cm" svg:x="1.905cm" svg:y="1.692cm" presentation:class="title" presentation:user-transformed="true">
          <draw:text-box>
            <text:p text:style-name="P1">Esercizio (svolto)</text:p>
          </draw:text-box>
        </draw:frame>
        <draw:custom-shape draw:style-name="gr28" draw:text-style-name="P11" draw:id="id61" draw:layer="layout" svg:width="14.393cm" svg:height="2.752cm" svg:x="5.715cm" svg:y="8.255cm">
          <text:p text:style-name="P6">in quanti modi posso distribuire <text:span text:style-name="T25">s</text:span> oggetti ad <text:span text:style-name="T25">n</text:span> persone? </text:p>
          <draw:enhanced-geometry svg:viewBox="0 0 21600 21600" draw:text-areas="800 800 20800 20800" draw:type="round-rectangular-callout" draw:modifiers="10456 -7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62">
          <draw:g>
            <draw:custom-shape draw:style-name="gr31" draw:text-style-name="P19" draw:layer="layout" svg:width="0.908cm" svg:height="1.158cm" svg:x="10.786cm" svg:y="12.277cm">
              <text:p text:style-name="P18"><text:span text:style-name="T50">1</text:span></text:p>
              <draw:enhanced-geometry svg:viewBox="0 0 21600 21600" draw:type="mso-spt202" draw:enhanced-path="M 0 0 L 21600 0 21600 21600 0 21600 0 0 Z N"/>
            </draw:custom-shape>
            <draw:custom-shape draw:style-name="gr32" draw:text-style-name="P19" draw:layer="layout" svg:width="0.908cm" svg:height="1.158cm" svg:x="12.268cm" svg:y="12.277cm">
              <text:p text:style-name="P18"><text:span text:style-name="T50">2</text:span></text:p>
              <draw:enhanced-geometry svg:viewBox="0 0 21600 21600" draw:type="mso-spt202" draw:enhanced-path="M 0 0 L 21600 0 21600 21600 0 21600 0 0 Z N"/>
            </draw:custom-shape>
            <draw:custom-shape draw:style-name="gr33" draw:text-style-name="P19" draw:layer="layout" svg:width="0.827cm" svg:height="1.158cm" svg:x="16.502cm" svg:y="12.277cm">
              <text:p text:style-name="P18"><text:span text:style-name="T51">s</text:span></text:p>
              <draw:enhanced-geometry svg:viewBox="0 0 21600 21600" draw:type="mso-spt202" draw:enhanced-path="M 0 0 L 21600 0 21600 21600 0 21600 0 0 Z N"/>
            </draw:custom-shape>
          </draw:g>
          <draw:custom-shape draw:style-name="gr34" draw:text-style-name="P19" draw:layer="layout" svg:width="6.562cm" svg:height="1.058cm" svg:x="10.795cm" svg:y="12.277cm">
            <text:p text:style-name="P18"/>
            <draw:enhanced-geometry svg:viewBox="0 0 21600 21600" draw:type="rectangle" draw:enhanced-path="M 0 0 L 21600 0 21600 21600 0 21600 0 0 Z N"/>
          </draw:custom-shape>
        </draw:g>
        <draw:custom-shape draw:style-name="gr28" draw:text-style-name="P11" draw:id="id64" draw:layer="layout" svg:width="7.832cm" svg:height="2.54cm" svg:x="6.35cm" svg:y="15.028cm">
          <text:p text:style-name="P6">scegli <text:span text:style-name="T25">n - </text:span>1<text:span text:style-name="T25"> </text:span>tagli</text:p>
          <text:p text:style-name="P6">tra le <text:span text:style-name="T25">s - </text:span>1 posizioni</text:p>
          <draw:enhanced-geometry svg:viewBox="0 0 21600 21600" draw:text-areas="800 800 20800 20800" draw:type="round-rectangular-callout" draw:modifiers="15750 -9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65">
          <draw:line draw:style-name="gr35" draw:text-style-name="P5" draw:layer="layout" svg:x1="12.065cm" svg:y1="11.218cm" svg:x2="12.065cm" svg:y2="13.969cm">
            <text:p/>
          </draw:line>
          <draw:line draw:style-name="gr35" draw:text-style-name="P5" draw:layer="layout" svg:x1="14.393cm" svg:y1="11.218cm" svg:x2="14.393cm" svg:y2="13.969cm">
            <text:p/>
          </draw:line>
          <draw:line draw:style-name="gr35" draw:text-style-name="P5" draw:layer="layout" svg:x1="15.451cm" svg:y1="11.218cm" svg:x2="15.451cm" svg:y2="13.969cm">
            <text:p/>
          </draw:line>
        </draw:g>
        <draw:custom-shape draw:style-name="gr28" draw:text-style-name="P11" draw:id="id67" draw:layer="layout" svg:width="8.255cm" svg:height="4.234cm" svg:x="15.875cm" svg:y="14.393cm">
          <text:p text:style-name="P6">ma così ogni persona riceve almeno un oggetto!!</text:p>
          <draw:enhanced-geometry svg:viewBox="0 0 21600 21600" draw:text-areas="800 800 20800 20800" draw:type="round-rectangular-callout" draw:modifiers="-5827 -3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11" draw:layer="layout" svg:width="19.972cm" svg:height="2.623cm" svg:x="2.961cm" svg:y="4.657cm">
          <text:p text:style-name="P20">In quanti modi posso scegliere <text:span text:style-name="T25">i</text:span><text:span text:style-name="T28">1</text:span>,…, <text:span text:style-name="T25">i</text:span><text:span text:style-name="T52">n</text:span> interi in modo che</text:p>
          <text:p text:style-name="P20"><text:span text:style-name="T25">i</text:span><text:span text:style-name="T28">1</text:span>+<text:span text:style-name="T25">i</text:span><text:span text:style-name="T28">2</text:span>+…+<text:span text:style-name="T25">i</text:span><text:span text:style-name="T52">n</text:span> <text:s/>= <text:span text:style-name="T25">s</text:span>?</text:p>
          <draw:enhanced-geometry svg:viewBox="0 0 21600 21600" draw:type="mso-spt202" draw:enhanced-path="M 0 0 L 21600 0 21600 21600 0 21600 0 0 Z N"/>
        </draw:custom-shape>
        <draw:custom-shape draw:style-name="gr28" draw:text-style-name="P11" draw:id="id68" draw:layer="layout" svg:width="12.065cm" svg:height="2.752cm" svg:x="2.54cm" svg:y="15.24cm">
          <text:p text:style-name="P6"><text:span text:style-name="T6">Trucchetto</text:span><text:span text:style-name="T3">:</text:span><text:span text:style-name="T6"> </text:span><text:span text:style-name="T3">all’inizio ogni persona ci “presta” un oggetto.</text:span></text:p>
          <draw:enhanced-geometry svg:viewBox="0 0 21600 21600" draw:text-areas="800 800 20800 20800" draw:type="round-rectangular-callout" draw:modifiers="18908 -123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70">
          <draw:g>
            <draw:custom-shape draw:style-name="gr37" draw:text-style-name="P19" draw:layer="layout" svg:width="0.908cm" svg:height="1.158cm" svg:x="17.348cm" svg:y="12.277cm">
              <text:p text:style-name="P18"><text:span text:style-name="T50">1</text:span></text:p>
              <draw:enhanced-geometry svg:viewBox="0 0 21600 21600" draw:type="mso-spt202" draw:enhanced-path="M 0 0 L 21600 0 21600 21600 0 21600 0 0 Z N"/>
            </draw:custom-shape>
            <draw:custom-shape draw:style-name="gr38" draw:text-style-name="P19" draw:layer="layout" svg:width="0.908cm" svg:height="1.158cm" svg:x="18.828cm" svg:y="12.277cm">
              <text:p text:style-name="P18"><text:span text:style-name="T50">2</text:span></text:p>
              <draw:enhanced-geometry svg:viewBox="0 0 21600 21600" draw:type="mso-spt202" draw:enhanced-path="M 0 0 L 21600 0 21600 21600 0 21600 0 0 Z N"/>
            </draw:custom-shape>
            <draw:custom-shape draw:style-name="gr39" draw:text-style-name="P19" draw:layer="layout" svg:width="0.908cm" svg:height="1.158cm" svg:x="23.062cm" svg:y="12.277cm">
              <text:p text:style-name="P18"><text:span text:style-name="T51">n</text:span></text:p>
              <draw:enhanced-geometry svg:viewBox="0 0 21600 21600" draw:type="mso-spt202" draw:enhanced-path="M 0 0 L 21600 0 21600 21600 0 21600 0 0 Z N"/>
            </draw:custom-shape>
          </draw:g>
          <draw:custom-shape draw:style-name="gr40" draw:text-style-name="P19" draw:layer="layout" svg:width="6.561cm" svg:height="1.058cm" svg:x="17.357cm" svg:y="12.277cm">
            <text:p text:style-name="P18"/>
            <draw:enhanced-geometry svg:viewBox="0 0 21600 21600" draw:type="rectangle" draw:enhanced-path="M 0 0 L 21600 0 21600 21600 0 21600 0 0 Z N"/>
          </draw:custom-shape>
        </draw:g>
        <draw:custom-shape draw:style-name="gr41" draw:text-style-name="P11" draw:id="id71" draw:layer="layout" svg:width="9.102cm" svg:height="4.233cm" svg:x="16.298cm" svg:y="14.817cm">
          <text:p text:style-name="P6"><text:span text:style-name="T3">alla fine ognuno ha 0 </text:span></text:p>
          <text:p text:style-name="P6"><text:span text:style-name="T3">o più oggetti </text:span></text:p>
          <text:p text:style-name="P6"><text:span text:style-name="T3">(perchè parte da –1)</text:span></text:p>
          <draw:enhanced-geometry svg:viewBox="0 0 21600 21600" draw:text-areas="800 800 20800 20800" draw:type="round-rectangular-callout" draw:modifiers="-5285 -3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72">
          <draw:frame draw:style-name="gr17" draw:layer="layout" svg:width="10.126cm" svg:height="3.219cm" svg:x="6.985cm" svg:y="7.62cm">
            <draw:object xlink:href="./Object 11" xlink:type="simple" xlink:show="embed" xlink:actuate="onLoad"/>
            <draw:image xlink:href="./ObjectReplacements/Object 11" xlink:type="simple" xlink:show="embed" xlink:actuate="onLoad"/>
          </draw:frame>
          <draw:custom-shape draw:style-name="gr1" draw:text-style-name="P2" draw:layer="layout" svg:width="3.846cm" svg:height="1.277cm" svg:x="3.179cm" svg:y="8.678cm">
            <text:p text:style-name="P21"><text:span text:style-name="T23">Risposta</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anim:id="id63" smil:begin="0s" smil:fill="hold" presentation:node-type="on-click" presentation:preset-class="entrance" presentation:preset-id="ooo-entrance-fade-in">
                  <anim:set smil:begin="0s" smil:dur="0.0005s" smil:fill="hold" smil:targetElement="id61" smil:attributeName="visibility" smil:to="visible"/>
                  <anim:transitionFilter smil:dur="1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2" smil:attributeName="visibility" smil:to="visible"/>
                  <anim:transitionFilter smil:dur="1s" smil:targetElement="id62" smil:type="fade" smil:subtype="crossfade"/>
                </anim:par>
                <anim:set smil:begin="0s" smil:dur="0.001s" smil:fill="hold" presentation:master-element="id63" smil:targetElement="id61" smil:attributeName="visibility" smil:to="hidden"/>
              </anim:par>
            </anim:par>
            <anim:par smil:begin="next">
              <anim:par smil:begin="0s">
                <anim:par anim:id="id66" smil:begin="0s" smil:fill="hold" presentation:node-type="on-click" presentation:preset-class="entrance" presentation:preset-id="ooo-entrance-fade-in">
                  <anim:set smil:begin="0s" smil:dur="0.0005s" smil:fill="hold" smil:targetElement="id64" smil:attributeName="visibility" smil:to="visible"/>
                  <anim:transitionFilter smil:dur="1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5" smil:attributeName="visibility" smil:to="visible"/>
                  <anim:transitionFilter smil:dur="1s" smil:targetElement="id65" smil:type="fade" smil:subtype="crossfade"/>
                </anim:par>
                <anim:set smil:begin="0s" smil:dur="0.001s" smil:fill="hold" presentation:master-element="id66" smil:targetElement="id64" smil:attributeName="visibility" smil:to="hidden"/>
              </anim:par>
            </anim:par>
            <anim:par smil:begin="next">
              <anim:par smil:begin="0s">
                <anim:par anim:id="id69" smil:begin="0s" smil:fill="hold" presentation:node-type="on-click" presentation:preset-class="entrance" presentation:preset-id="ooo-entrance-fade-in">
                  <anim:set smil:begin="0s" smil:dur="0.0005s" smil:fill="hold" smil:targetElement="id67" smil:attributeName="visibility" smil:to="visible"/>
                  <anim:transitionFilter smil:dur="1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8" smil:attributeName="visibility" smil:to="visible"/>
                  <anim:transitionFilter smil:dur="1s" smil:targetElement="id68" smil:type="fade" smil:subtype="crossfade"/>
                </anim:par>
                <anim:set smil:begin="0s" smil:dur="0.001s" smil:fill="hold" presentation:master-element="id69" smil:targetElement="id67" smil:attributeName="visibility" smil:to="hidden"/>
              </anim:par>
            </anim:par>
            <anim:par smil:begin="next">
              <anim:par smil:begin="0s">
                <anim:par smil:begin="0s" smil:fill="hold" presentation:node-type="on-click" presentation:preset-class="entrance" presentation:preset-id="ooo-entrance-fade-in">
                  <anim:set smil:begin="0s" smil:dur="0.0005s" smil:fill="hold" smil:targetElement="id70" smil:attributeName="visibility" smil:to="visible"/>
                  <anim:transitionFilter smil:dur="1s" smil:targetElement="id70" smil:type="fade" smil:subtype="crossfade"/>
                </anim:par>
              </anim:par>
            </anim:par>
            <anim:par smil:begin="next">
              <anim:par smil:begin="0s">
                <anim:par anim:id="id73" smil:begin="0s" smil:fill="hold" presentation:node-type="on-click" presentation:preset-class="entrance" presentation:preset-id="ooo-entrance-fade-in">
                  <anim:set smil:begin="0s" smil:dur="0.0005s" smil:fill="hold" smil:targetElement="id71" smil:attributeName="visibility" smil:to="visible"/>
                  <anim:transitionFilter smil:dur="1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2" smil:attributeName="visibility" smil:to="visible"/>
                  <anim:transitionFilter smil:dur="1s" smil:targetElement="id72" smil:type="fade" smil:subtype="crossfade"/>
                </anim:par>
                <anim:set smil:begin="0s" smil:dur="0.001s" smil:fill="hold" presentation:master-element="id73" smil:targetElement="id71" smil:attributeName="visibility" smil:to="hidden"/>
              </anim:par>
            </anim:par>
          </anim:seq>
        </anim:par>
        <presentation:notes draw:style-name="dp2">
          <draw:page-thumbnail draw:style-name="gr3"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marker draw:name="Arrowheads_20_1" draw:display-name="Arrowheads 1" svg:viewBox="0 0 318 318" svg:d="m159 0 159 318h-318z"/>
    <draw:marker draw:name="msArrowEnd_20_5" draw:display-name="msArrowEnd 5" svg:viewBox="0 0 210 210" svg:d="m105 0 105 210h-210z"/>
    <draw:stroke-dash draw:name="Dash_20_2" draw:display-name="Dash 2" draw:style="round" draw:dots1="1" draw:dots1-length="0.158cm" draw:distance="0.158cm"/>
    <draw:stroke-dash draw:name="Dash_20_3" draw:display-name="Dash 3" draw:style="rect" draw:dots2="1" draw:dots2-length="0.105cm" draw:distance="0.079cm"/>
    <draw:stroke-dash draw:name="Dash_20_4" draw:display-name="Dash 4" draw:style="rect" draw:dots2="1" draw:dots2-length="0.423cm" draw:distance="0.317cm"/>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4" draw:layer="backgroundobjects" svg:width="5.292cm" svg:height="1.271cm" svg:x="1.905cm" svg:y="17.357cm" presentation:class="date-time">
        <draw:text-box>
          <text:p text:style-name="MP3"><text:span text:style-name="MT1"><presentation:date-time/></text:span></text:p>
        </draw:text-box>
      </draw:frame>
      <draw:frame presentation:style-name="Mpr1" draw:text-style-name="MP6" draw:layer="backgroundobjects" svg:width="8.044cm" svg:height="1.271cm" svg:x="8.678cm" svg:y="17.357cm" presentation:class="footer">
        <draw:text-box>
          <text:p text:style-name="MP5"><text:span text:style-name="MT1"><presentation:footer/></text:span></text:p>
        </draw:text-box>
      </draw:frame>
      <draw:frame presentation:style-name="Mpr1" draw:text-style-name="MP8" draw:layer="backgroundobjects" svg:width="5.292cm" svg:height="1.271cm" svg:x="18.203cm" svg:y="17.357cm" presentation:class="page-number">
        <draw:text-box>
          <text:p text:style-name="MP7"><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Linear Algebra Methods  in Combinatorics  with applications to Geometry  and Computer Science (tutto rigorosamente da Babai &amp; Frankl)</dc:title>
    <meta:initial-creator>paolo</meta:initial-creator>
    <meta:creation-date>2009-11-11T17:49:00</meta:creation-date>
    <dc:creator>Paolo </dc:creator>
    <dc:date>2010-04-10T18:24:31</dc:date>
    <meta:editing-cycles>128</meta:editing-cycles>
    <meta:editing-duration>PT25H10M16S</meta:editing-duration>
    <meta:generator>OpenOffice.org/3.1$Linux OpenOffice.org_project/310m19$Build-9420</meta:generator>
    <meta:document-statistic meta:object-count="298"/>
  </office:meta>
</office:document-meta>
</file>

<file path=Object 1/content.xml><?xml version="1.0" encoding="utf-8"?>
<!DOCTYPE math  PUBLIC '-//OpenOffice.org//DTD Modified W3C MathML 1.01//EN'  'math.dtd'>
<math:math xmlns:math="http://www.w3.org/1998/Math/MathML">
  <math:semantics>
    <math:mrow/>
    <math:annotation math:encoding="StarMath 5.0">{}</math:annotation>
  </math:semantics>
</math:math>
</file>

<file path=Object 10/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 {r+s}{s} right )</math:annotation>
  </math:semantics>
</math:math>
</file>

<file path=Object 11/content.xml><?xml version="1.0" encoding="utf-8"?>
<!DOCTYPE math  PUBLIC '-//OpenOffice.org//DTD Modified W3C MathML 1.01//EN'  'math.dtd'>
<math:math xmlns:math="http://www.w3.org/1998/Math/MathML">
  <math:semantics>
    <math:mrow>
      <math:mfenced math:open="" math:close="">
        <math:mtable>
          <math:mtr>
            <math:mrow>
              <math:mrow>
                <math:mi>s</math:mi>
                <math:mo math:stretchy="false">+</math:mo>
                <math:mi>n</math:mi>
              </math:mrow>
              <math:mo math:stretchy="false">−</math:mo>
              <math:mn>1</math:mn>
            </math:mrow>
          </math:mtr>
          <math:mtr>
            <math:mrow>
              <math:mi>n</math:mi>
              <math:mo math:stretchy="false">−</math:mo>
              <math:mn>1</math:mn>
            </math:mrow>
          </math:mtr>
        </math:mtable>
      </math:mfenced>
      <math:mo math:stretchy="false">=</math:mo>
      <math:mfenced math:open="" math:close="">
        <math:mtable>
          <math:mtr>
            <math:mrow>
              <math:mrow>
                <math:mi>s</math:mi>
                <math:mo math:stretchy="false">+</math:mo>
                <math:mi>n</math:mi>
              </math:mrow>
              <math:mo math:stretchy="false">−</math:mo>
              <math:mn>1</math:mn>
            </math:mrow>
          </math:mtr>
          <math:mtr>
            <math:mi>s</math:mi>
          </math:mtr>
        </math:mtable>
      </math:mfenced>
    </math:mrow>
    <math:annotation math:encoding="StarMath 5.0"> left ( binom {s+n-1}{n-1} right ) = 
 left ( binom {s+n-1}{s} right ) </math:annotation>
  </math:semantics>
</math:math>
</file>

<file path=Object 15/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r+s}{s}  right )</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row>
        <math:munder>
          <math:mo math:stretchy="false">∏</math:mo>
          <math:mrow>
            <math:mrow>
              <math:mrow>
                <math:mn>1</math:mn>
                <math:mo math:stretchy="false">≤</math:mo>
                <math:mi>i</math:mi>
              </math:mrow>
              <math:mo math:stretchy="false">&lt;</math:mo>
              <math:mi>j</math:mi>
            </math:mrow>
            <math:mo math:stretchy="false">≤</math:mo>
            <math:mi>n</math:mi>
          </math:mrow>
        </math:munder>
        <math:mrow>
          <math:mo math:stretchy="false">(</math:mo>
          <math:mrow>
            <math:msub>
              <math:mi>x</math:mi>
              <math:mi>i</math:mi>
            </math:msub>
            <math:mo math:stretchy="false">−</math:mo>
            <math:msub>
              <math:mi>x</math:mi>
              <math:mi>j</math:mi>
            </math:msub>
          </math:mrow>
          <math:mo math:stretchy="false">)</math:mo>
        </math:mrow>
      </math:mrow>
    </math:mrow>
    <math:annotation math:encoding="StarMath 5.0">{} = prod from{1 &lt;= i &lt;j &lt;= n}  (x_i-x_j)</math:annotation>
  </math:semantics>
</math:math>
</file>

<file path=Object 3/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r+s}{s}  right )</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r+s}{s}  right )</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r+s}{s}  right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
              <math:mi>f</math:mi>
              <math:mstyle math:fontsize="8pt">
                <math:mrow>
                  <math:mi>j</math:mi>
                </math:mrow>
              </math:mstyle>
            </math:msub>
            <math:mo math:stretchy="false">(</math:mo>
            <math:mi>x</math:mi>
            <math:mrow>
              <math:mo math:stretchy="false">)</math:mo>
              <math:mo math:stretchy="false">=</math:mo>
              <math:mo math:stretchy="false">⋯</math:mo>
            </math:mrow>
            <math:mrow>
              <math:msub>
                <math:mi>α</math:mi>
                <math:mstyle math:fontsize="8pt">
                  <math:mrow>
                    <math:mi>k</math:mi>
                  </math:mrow>
                </math:mstyle>
              </math:msub>
              <math:mo math:stretchy="false">⋅</math:mo>
              <math:mo math:stretchy="false">(</math:mo>
            </math:mrow>
            <math:msubsup>
              <math:mi>x</math:mi>
              <math:mstyle math:fontsize="8pt">
                <math:mrow>
                  <math:mn>0</math:mn>
                </math:mrow>
              </math:mstyle>
              <math:mstyle math:fontsize="8pt">
                <math:mrow>
                  <math:msub>
                    <math:mi>i</math:mi>
                    <math:mstyle math:fontsize="6pt">
                      <math:mrow>
                        <math:mi math:fontstyle="italic">k0</math:mi>
                      </math:mrow>
                    </math:mstyle>
                  </math:msub>
                </math:mrow>
              </math:mstyle>
            </math:msubsup>
            <math:msubsup>
              <math:mi>x</math:mi>
              <math:mn>1</math:mn>
              <math:msub>
                <math:mi>i</math:mi>
                <math:mstyle math:fontsize="6pt">
                  <math:mrow>
                    <math:mi math:fontstyle="italic">k1</math:mi>
                  </math:mrow>
                </math:mstyle>
              </math:msub>
            </math:msubsup>
            <math:mstyle math:fontsize="12pt">
              <math:mrow>
                <math:mrow>
                  <math:mo math:stretchy="false">⋯</math:mo>
                  <math:msubsup>
                    <math:mi>x</math:mi>
                    <math:mi>r</math:mi>
                    <math:msub>
                      <math:mi>i</math:mi>
                      <math:mstyle math:fontsize="6pt">
                        <math:mrow>
                          <math:mstyle math:fontstyle="italic">
                            <math:mrow>
                              <math:mtext>kr</math:mtext>
                            </math:mrow>
                          </math:mstyle>
                        </math:mrow>
                      </math:mstyle>
                    </math:msub>
                  </math:msubsup>
                </math:mrow>
              </math:mrow>
            </math:mstyle>
            <math:mstyle math:fontsize="12pt">
              <math:mrow>
                <math:mrow>
                  <math:mo math:stretchy="false">)</math:mo>
                  <math:mo math:stretchy="false">⋯</math:mo>
                </math:mrow>
              </math:mrow>
            </math:mstyle>
          </math:mrow>
        </math:mrow>
      </math:mstyle>
      <math:mrow/>
    </math:mrow>
    <math:annotation math:encoding="StarMath 5.0"> size 12{f rSub { size 8{j} }  \( x \) = dotsaxis α rSub { size 8{k} }  cdot  \( x rSub { size 8{0} }  rSup { size 8{i rSub { size 6{k0} } } } x rSub {1}  rSup {i rSub { size 6{k1} } }  size 12{ dotsaxis x rSub {r}  rSup {i rSub { size 6{ ital "kr"} } } } size 12{ \)  dotsaxis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row>
                <math:msub>
                  <math:mi>i</math:mi>
                  <math:mstyle math:fontsize="8pt">
                    <math:mrow>
                      <math:mi math:fontstyle="italic">k0</math:mi>
                    </math:mrow>
                  </math:mstyle>
                </math:msub>
                <math:mo math:stretchy="false">+</math:mo>
                <math:mo math:stretchy="false">⋯</math:mo>
              </math:mrow>
              <math:mo math:stretchy="false">+</math:mo>
              <math:msub>
                <math:mi>i</math:mi>
                <math:mstyle math:fontsize="8pt">
                  <math:mrow>
                    <math:mstyle math:fontstyle="italic">
                      <math:mrow>
                        <math:mtext>kr</math:mtext>
                      </math:mrow>
                    </math:mstyle>
                  </math:mrow>
                </math:mstyle>
              </math:msub>
            </math:mrow>
            <math:mo math:stretchy="false">=</math:mo>
            <math:mi>s</math:mi>
          </math:mrow>
        </math:mrow>
      </math:mstyle>
      <math:mrow/>
    </math:mrow>
    <math:annotation math:encoding="StarMath 5.0"> size 12{i rSub { size 8{k0} } + dotsaxis +i rSub { size 8{ ital "kr"} } =s}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row>
            <math:mi>r</math:mi>
            <math:mo math:stretchy="false">+</math:mo>
            <math:mi>s</math:mi>
          </math:mrow>
        </math:mtr>
        <math:mtr>
          <math:mi>s</math:mi>
        </math:mtr>
      </math:mtable>
    </math:mfenced>
    <math:annotation math:encoding="StarMath 5.0">left ( binom{r+s}{s}  right )</math:annotation>
  </math:semantics>
</math:math>
</file>